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1"/>
    <style:style style:name="ce3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10"/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">
      <style:table-cell-properties fo:border="non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111">
      <style:table-cell-properties fo:border="none"/>
    </style:style>
    <style:style style:name="ce76" style:family="table-cell" style:parent-style-name="Default" style:data-style-name="N111">
      <style:table-cell-properties fo:border="0.06pt solid #000000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88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4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6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8" style:family="table-cell" style:parent-style-name="Default" style:data-style-name="N111"/>
    <style:style style:name="ce9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6cm" svg:height="8.992cm" svg:x="31.418cm" svg:y="10.659cm">
            <draw:object draw:notify-on-update-of-ranges="Elsevier.A42:Elsevier.A42 Elsevier.A43:Elsevier.A52 Elsevier.J41:Elsevier.J41 Elsevier.J43:Elsevier.J52 Elsevier.B41:Elsevier.B41 Elsevier.B43:Elsevier.B52 Elsevier.F41:Elsevier.F41 Elsevier.F43:Elsevier.F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92cm" svg:x="31.282cm" svg:y="20.658cm">
            <draw:object draw:notify-on-update-of-ranges="Elsevier.A43:Elsevier.A52 Elsevier.J41:Elsevier.J41 Elsevier.K43:Elsevier.K52 Elsevier.B41:Elsevier.B41 Elsevier.C43:Elsevier.C52 Elsevier.F41:Elsevier.F41 Elsevier.G43:Elsevier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92cm" svg:x="49.2cm" svg:y="20.416cm">
            <draw:object draw:notify-on-update-of-ranges="Elsevier.A43:Elsevier.A52 Elsevier.J41:Elsevier.J41 Elsevier.M43:Elsevier.M52 Elsevier.B41:Elsevier.B41 Elsevier.E43:Elsevier.E52 Elsevier.F41:Elsevier.F41 Elsevier.I43:Elsevier.I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.992cm" svg:x="49.44cm" svg:y="10.521cm">
            <draw:object draw:notify-on-update-of-ranges="Elsevier.A43:Elsevier.A52 Elsevier.J41:Elsevier.J41 Elsevier.L43:Elsevier.L52 Elsevier.B41:Elsevier.B41 Elsevier.D43:Elsevier.D52 Elsevier.F41:Elsevier.F41 Elsevier.H43:Elsevier.H5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default-cell-style-name="ce64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29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3]+[.Q4])/SUM([.P3:.Q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M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 table:formula="of:=[.P4]/ ([.P4]+[.Q4])" office:value-type="float" office:value="0.0333333333333333" calcext:value-type="float">
            <text:p>0</text:p>
          </table:covered-table-cell>
          <table:covered-table-cell table:style-name="ce72"/>
          <table:covered-table-cell table:style-name="ce71" table:formula="of:=([.P4]+[.Q5])/SUM([.P4:.Q5])" office:value-type="float" office:value="0.0277777777777778" calcext:value-type="float">
            <text:p>0,028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40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7" table:formula="of:=([.P5]+[.Q6])/SUM([.P5:.Q6])" office:value-type="float" office:value="1" calcext:value-type="float" table:number-columns-spanned="1" table:number-rows-spanned="2">
            <text:p>1</text:p>
          </table:table-cell>
          <table:table-cell table:style-name="ce46" table:formula="of:=1-[.T5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67"/>
          <table:covered-table-cell table:style-name="ce44"/>
          <table:covered-table-cell table:style-name="ce71" table:formula="of:=([.P6]+[.Q7])/SUM([.P6:.Q7])" office:value-type="float" office:value="0" calcext:value-type="float">
            <text:p>0,00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7]/ ([.P7]+[.Q7])" office:value-type="float" office:value="1" calcext:value-type="float" table:number-columns-spanned="1" table:number-rows-spanned="2">
            <text:p>1</text:p>
          </table:table-cell>
          <table:table-cell table:style-name="ce37" table:formula="of:=[.P7]/([.P7]+[.P8])" office:value-type="float" office:value="1" calcext:value-type="float" table:number-columns-spanned="1" table:number-rows-spanned="2">
            <text:p>1</text:p>
          </table:table-cell>
          <table:table-cell table:style-name="ce37" table:formula="of:=([.P7]+[.Q8])/SUM([.P7:.Q8])" office:value-type="float" office:value="1" calcext:value-type="float" table:number-columns-spanned="1" table:number-rows-spanned="2">
            <text:p>1</text:p>
          </table:table-cell>
          <table:table-cell table:style-name="ce46" table:formula="of:=1-[.T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/>
          <table:covered-table-cell table:style-name="ce45"/>
          <table:covered-table-cell table:style-name="ce71" table:formula="of:=([.P8]+[.Q9])/SUM([.P8:.Q9])" office:value-type="float" office:value="0.0277777777777778" calcext:value-type="float">
            <text:p>0,028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 table:number-columns-spanned="1" table:number-rows-spanned="2">
            <text:p>0,943</text:p>
          </table:table-cell>
          <table:table-cell table:style-name="ce5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I9]/ ([.I9]+[.J9])" office:value-type="float" office:value="0.75" calcext:value-type="float" table:number-columns-spanned="1" table:number-rows-spanned="2">
            <text:p>0,75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43</text:p>
          </table:table-cell>
          <table:table-cell table:style-name="ce52" table:formula="of:=1-[.M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8" table:formula="of:=[.P9]/ ([.P9]+[.Q9])" office:value-type="float" office:value="0.857142857142857" calcext:value-type="float" table:number-columns-spanned="1" table:number-rows-spanned="2">
            <text:p>0,857</text:p>
          </table:table-cell>
          <table:table-cell table:style-name="ce40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44"/>
          <table:covered-table-cell table:style-name="ce71" table:formula="of:=([.P10]+[.Q11])/SUM([.P10:.Q1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8" table:formula="of:=1-[.M11]" office:value-type="float" office:value="0.029" calcext:value-type="float" table:number-columns-spanned="1" table:number-rows-spanned="2">
            <text:p>0,03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12]+[.Q13])/SUM([.P12:.Q13])" office:value-type="float" office:value="0.0285714285714286" calcext:value-type="float">
            <text:p>0,029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P13]/([.P13]+[.P1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74"/>
          <table:covered-table-cell table:style-name="ce71" table:formula="of:=([.P14]+[.Q15])/SUM([.P14:.Q15])" office:value-type="float" office:value="0.0810810810810811" calcext:value-type="float">
            <text:p>0,081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70" table:formula="of:=[.P15]/ ([.P15]+[.Q15])" office:value-type="float" office:value="0.75" calcext:value-type="float" table:number-columns-spanned="1" table:number-rows-spanned="2">
            <text:p>0,750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69"/>
          <table:covered-table-cell table:style-name="ce45"/>
          <table:covered-table-cell table:style-name="ce71" table:formula="of:=([.P16]+[.Q17])/SUM([.P16:.Q17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40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7" table:formula="of:=([.P17]+[.Q18])/SUM([.P17:.Q18])" office:value-type="float" office:value="1" calcext:value-type="float" table:number-columns-spanned="1" table:number-rows-spanned="2">
            <text:p>1</text:p>
          </table:table-cell>
          <table:table-cell table:style-name="ce46" table:formula="of:=1-[.T1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68"/>
          <table:covered-table-cell table:style-name="ce44"/>
          <table:covered-table-cell table:style-name="ce71" table:formula="of:=([.P18]+[.Q19])/SUM([.P18:.Q19])" office:value-type="float" office:value="0.027027027027027" calcext:value-type="float">
            <text:p>0,027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19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19]/ ([.P19]+[.Q19])" office:value-type="float" office:value="0.857142857142857" calcext:value-type="float" table:number-columns-spanned="1" table:number-rows-spanned="2">
            <text:p>0,857</text:p>
          </table:table-cell>
          <table:table-cell table:style-name="ce37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0]+[.Q21])/SUM([.P20:.Q2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3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37" table:formula="of:=([.P21]+[.Q22])/SUM([.P21:.Q22])" office:value-type="float" office:value="1" calcext:value-type="float" table:number-columns-spanned="1" table:number-rows-spanned="2">
            <text:p>1</text:p>
          </table:table-cell>
          <table:table-cell table:style-name="ce46" table:formula="of:=1-[.T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2]+[.Q23])/SUM([.P22:.Q23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 table:number-rows-repeated="18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style-name="ce59"/>
          <table:table-cell table:style-name="ce61"/>
          <table:table-cell table:style-name="ce63" table:number-columns-spanned="6" table:number-rows-spanned="1"/>
          <table:covered-table-cell table:number-columns-repeated="4" table:style-name="ce61"/>
          <table:covered-table-cell table:style-name="ce59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table:number-columns-repeated="2"/>
          <table:table-cell/>
          <table:table-cell table:style-name="ce17" table:number-columns-repeated="5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style-name="ce17" table:formula="of:=[.F3]" office:value-type="float" office:value="1" calcext:value-type="float">
            <text:p>1</text:p>
          </table:table-cell>
          <table:table-cell table:style-name="ce21" table:formula="of:=[.G3]" office:value-type="float" office:value="0" calcext:value-type="float">
            <text:p>0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0.833333333333333" calcext:value-type="float">
            <text:p>0,8333333333</text:p>
          </table:table-cell>
          <table:table-cell table:style-name="ce17" table:formula="of:=[.T3]" office:value-type="float" office:value="0.971428571428571" calcext:value-type="float">
            <text:p>0,9714285714</text:p>
          </table:table-cell>
          <table:table-cell table:style-name="ce21" table:formula="of:=[.U3]" office:value-type="float" office:value="0.0285714285714286" calcext:value-type="float">
            <text:p>0,0285714286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style-name="ce16" table:formula="of:=[.R5]" office:value-type="float" office:value="1" calcext:value-type="float">
            <text:p>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1" calcext:value-type="float">
            <text:p>1</text:p>
          </table:table-cell>
          <table:table-cell table:style-name="ce21" table:formula="of:=[.U5]" office:value-type="float" office:value="0" calcext:value-type="float">
            <text:p>0</text:p>
          </table:table-cell>
          <table:table-cell table:style-name="ce48" table:number-columns-repeated="2"/>
          <table:table-cell/>
          <table:table-cell table:style-name="ce17"/>
          <table:covered-table-cell table:style-name="ce48"/>
          <table:covered-table-cell table:style-name="ce75"/>
          <table:covered-table-cell table:number-columns-repeated="2" table:style-name="ce55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style-name="ce28" table:formula="of:=[.F7]" office:value-type="float" office:value="1" calcext:value-type="float">
            <text:p>1</text:p>
          </table:table-cell>
          <table:table-cell table:style-name="ce21" table:formula="of:=[.G7]" office:value-type="float" office:value="0" calcext:value-type="float">
            <text:p>0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1" calcext:value-type="float">
            <text:p>1</text:p>
          </table:table-cell>
          <table:table-cell table:style-name="ce17"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style-name="ce16" table:formula="of:=[.R7]" office:value-type="float" office:value="1" calcext:value-type="float">
            <text:p>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1" calcext:value-type="float">
            <text:p>1</text:p>
          </table:table-cell>
          <table:table-cell table:style-name="ce21" table:formula="of:=[.U7]" office:value-type="float" office:value="0" calcext:value-type="float">
            <text:p>0</text:p>
          </table:table-cell>
          <table:table-cell table:style-name="ce48" table:number-columns-repeated="2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formula="of:=[.D9]" office:value-type="float" office:value="0.75" calcext:value-type="float">
            <text:p>0,75</text:p>
          </table:table-cell>
          <table:table-cell table:formula="of:=[.E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21" table:formula="of:=[.G9]" office:value-type="float" office:value="0.0569999999999999" calcext:value-type="float">
            <text:p>0,057</text:p>
          </table:table-cell>
          <table:table-cell table:style-name="ce17" table:formula="of:=[.K9]" office:value-type="float" office:value="0.75" calcext:value-type="float">
            <text:p>0,75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formula="of:=[.N9]" office:value-type="float" office:value="0.0569999999999999" calcext:value-type="float">
            <text:p>0,057</text:p>
          </table:table-cell>
          <table:table-cell table:style-name="ce16" table:formula="of:=[.R9]" office:value-type="float" office:value="0.857142857142857" calcext:value-type="float">
            <text:p>0,857142857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style-name="ce48" table:number-columns-repeated="2"/>
          <table:table-cell table:number-columns-repeated="2"/>
          <table:covered-table-cell table:style-name="ce48"/>
          <table:covered-table-cell table:style-name="ce49"/>
          <table:covered-table-cell table:number-columns-repeated="2" table:style-name="ce55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11]" office:value-type="float" office:value="0.029" calcext:value-type="float">
            <text:p>0,029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formula="of:=[.N11]" office:value-type="float" office:value="0.029" calcext:value-type="float">
            <text:p>0,029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0.833333333333333" calcext:value-type="float">
            <text:p>0,8333333333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style-name="ce49" table:number-columns-repeated="2"/>
          <table:table-cell/>
          <table:table-cell table:style-name="ce17"/>
          <table:covered-table-cell table:style-name="ce48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style-name="ce16" table:formula="of:=[.R15]" office:value-type="float" office:value="0.75" calcext:value-type="float">
            <text:p>0,75</text:p>
          </table:table-cell>
          <table:table-cell table:style-name="ce17" table:formula="of:=[.S15]" office:value-type="float" office:value="1" calcext:value-type="float">
            <text:p>1</text:p>
          </table:table-cell>
          <table:table-cell table:style-name="ce17" table:formula="of:=[.T15]" office:value-type="float" office:value="0.942857142857143" calcext:value-type="float">
            <text:p>0,9428571429</text:p>
          </table:table-cell>
          <table:table-cell table:style-name="ce21" table:formula="of:=[.U15]" office:value-type="float" office:value="0.0571428571428572" calcext:value-type="float">
            <text:p>0,0571428571</text:p>
          </table:table-cell>
          <table:table-cell table:style-name="ce55" table:number-columns-repeated="2"/>
          <table:table-cell table:number-columns-repeated="2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1" calcext:value-type="float">
            <text:p>1</text:p>
          </table:table-cell>
          <table:table-cell table:style-name="ce17" table:formula="of:=[.T17]" office:value-type="float" office:value="1" calcext:value-type="float">
            <text:p>1</text:p>
          </table:table-cell>
          <table:table-cell table:style-name="ce21" table:formula="of:=[.U17]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style-name="ce17" table:formula="of:=[.F19]" office:value-type="float" office:value="1" calcext:value-type="float">
            <text:p>1</text:p>
          </table:table-cell>
          <table:table-cell table:style-name="ce21" table:formula="of:=[.G19]" office:value-type="float" office:value="0" calcext:value-type="float">
            <text:p>0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1" calcext:value-type="float">
            <text:p>1</text:p>
          </table:table-cell>
          <table:table-cell table:style-name="ce17"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style-name="ce16" table:formula="of:=[.R19]" office:value-type="float" office:value="0.857142857142857" calcext:value-type="float">
            <text:p>0,8571428571</text:p>
          </table:table-cell>
          <table:table-cell table:style-name="ce17" table:formula="of:=[.S19]" office:value-type="float" office:value="1" calcext:value-type="float">
            <text:p>1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style-name="ce60"/>
          <table:table-cell table:style-name="ce48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1" calcext:value-type="float">
            <text:p>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1" calcext:value-type="float">
            <text:p>1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1" calcext:value-type="float">
            <text:p>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1" calcext:value-type="float">
            <text:p>1</text:p>
          </table:table-cell>
          <table:table-cell table:style-name="ce20" table:formula="of:=[.U21]" office:value-type="float" office:value="0" calcext:value-type="float">
            <text:p>0</text:p>
          </table:table-cell>
          <table:table-cell table:style-name="ce36" table:number-columns-repeated="2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 table:number-columns-repeat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 table:number-columns-repeated="2"/>
          <table:covered-table-cell table:style-name="ce55"/>
          <table:covered-table-cell table:style-name="ce75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/>
          <table:table-cell table:style-name="ce27" table:number-columns-repeated="2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27" table:number-columns-spanned="1" table:number-rows-spanned="2"/>
          <table:table-cell table:style-name="ce27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/>
          <table:table-cell table:style-name="ce36" table:number-columns-repeated="2"/>
          <table:table-cell/>
          <table:table-cell table:style-name="ce17"/>
          <table:covered-table-cell table:style-name="ce27"/>
          <table:covered-table-cell table:style-name="ce36"/>
          <table:covered-table-cell table:style-name="ce49"/>
          <table:covered-table-cell table:style-name="ce36"/>
          <table:table-cell table:style-name="ce36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</table:table>
      <table:table table:name="JMLR" table:style-name="ta1">
        <table:shapes>
          <draw:frame draw:z-index="0" draw:style-name="gr1" draw:text-style-name="P1" svg:width="16cm" svg:height="8.992cm" svg:x="33.964cm" svg:y="11.04cm">
            <draw:object draw:notify-on-update-of-ranges="JMLR.A43:JMLR.A52 Elsevier.J41:Elsevier.J41 JMLR.J43:JMLR.J52 Elsevier.B41:Elsevier.B41 JMLR.B43:JMLR.B52 Elsevier.F41:Elsevier.F41 JMLR.F43:JMLR.F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cm" svg:height="8.992cm" svg:x="33.965cm" svg:y="20.808cm">
            <draw:object draw:notify-on-update-of-ranges="JMLR.A43:JMLR.A52 Elsevier.J41:Elsevier.J41 JMLR.K43:JMLR.K52 JMLR.B41:JMLR.B41 JMLR.C43:JMLR.C52 Elsevier.F41:Elsevier.F41 JMLR.G43:JMLR.G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cm" svg:height="8.992cm" svg:x="51.883cm" svg:y="20.566cm">
            <draw:object draw:notify-on-update-of-ranges="JMLR.A43:JMLR.A52 Elsevier.J41:Elsevier.J41 JMLR.M43:JMLR.M52 JMLR.B41:JMLR.B41 JMLR.E43:JMLR.E52 Elsevier.F41:Elsevier.F41 JMLR.I43:JMLR.I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cm" svg:height="8.992cm" svg:x="52.123cm" svg:y="10.671cm">
            <draw:object draw:notify-on-update-of-ranges="JMLR.A43:JMLR.A52 Elsevier.J41:Elsevier.J41 JMLR.L43:JMLR.L52 Elsevier.B41:Elsevier.B41 JMLR.D43:JMLR.D52 Elsevier.F41:Elsevier.F41 JMLR.H43:JMLR.H5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62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84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3]/ ([.B3]+[.C3])" office:value-type="float" office:value="0.909090909090909" calcext:value-type="float" table:number-columns-spanned="1" table:number-rows-spanned="2">
            <text:p>0,909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30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37" table:formula="of:=([.P3]+[.Q4])/SUM([.P3:.Q4])" office:value-type="float" office:value="1" calcext:value-type="float" table:number-columns-spanned="1" table:number-rows-spanned="2">
            <text:p>1</text:p>
          </table:table-cell>
          <table:table-cell table:style-name="ce46" table:formula="of:=1-[.T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 table:style-name="ce5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277777777777778" calcext:value-type="float">
            <text:p>0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5]/ ([.P5]+[.Q5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71" table:formula="of:=([.P5]+[.Q6])/SUM([.P5:.Q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 table:style-name="ce55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80" table:formula="of:=[.B7]/([.B7]+[.B8])" office:value-type="float" office:value="0.8" calcext:value-type="float" table:number-columns-spanned="1" table:number-rows-spanned="2">
            <text:p>0,8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80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52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7]/ ([.P7]+[.Q7])" office:value-type="float" office:value="0.909090909090909" calcext:value-type="float" table:number-columns-spanned="1" table:number-rows-spanned="2">
            <text:p>0,909</text:p>
          </table:table-cell>
          <table:table-cell table:style-name="ce80" table:formula="of:=[.P7]/([.P7]+[.P8])" office:value-type="float" office:value="1" calcext:value-type="float" table:number-columns-spanned="1" table:number-rows-spanned="2">
            <text:p>1,0</text:p>
          </table:table-cell>
          <table:table-cell table:style-name="ce71" table:formula="of:=([.P7]+[.Q8])/SUM([.P7:.Q8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7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B9]/ ([.B9]+[.C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9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9]/ ([.P9]+[.Q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7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1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32" table:formula="of:=[.P13]/([.P13]+[.P14])" office:value-type="float" office:value="1" calcext:value-type="float" table:number-columns-spanned="1" table:number-rows-spanned="2">
            <text:p>1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30" table:formula="of:=[.P15]/([.P15]+[.P16])" office:value-type="float" office:value="0.9" calcext:value-type="float" table:number-columns-spanned="1" table:number-rows-spanned="2">
            <text:p>0,9</text:p>
          </table:table-cell>
          <table:table-cell table:style-name="ce71" table:formula="of:=([.P15]+[.Q16])/SUM([.P15:.Q1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9" calcext:value-type="float">
            <text:p>9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32" table:formula="of:=[.P17]/([.P17]+[.P18])" office:value-type="float" office:value="0.9" calcext:value-type="float" table:number-columns-spanned="1" table:number-rows-spanned="2">
            <text:p>0,9</text:p>
          </table:table-cell>
          <table:table-cell table:style-name="ce71" table:formula="of:=([.P17]+[.Q18])/SUM([.P17:.Q18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7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55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30" table:formula="of:=[.P19]/([.P19]+[.P20])" office:value-type="float" office:value="0.9" calcext:value-type="float" table:number-columns-spanned="1" table:number-rows-spanned="2">
            <text:p>0,9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B21]/ ([.B21]+[.C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P21]/ ([.P21]+[.Q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 table:number-rows-repeated="18">
          <table:table-cell/>
          <table:table-cell table:style-name="Default"/>
          <table:table-cell table:number-columns-repeated="19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formula="of:=[.D3]" office:value-type="float" office:value="0.909090909090909" calcext:value-type="float">
            <text:p>0,9090909091</text:p>
          </table:table-cell>
          <table:table-cell table:style-name="ce17" table:formula="of:=[.E3]" office:value-type="float" office:value="1" calcext:value-type="float">
            <text:p>1</text:p>
          </table:table-cell>
          <table:table-cell table:style-name="ce17" table:formula="of:=[.F3]" office:value-type="float" office:value="0.971428571428571" calcext:value-type="float">
            <text:p>0,9714285714</text:p>
          </table:table-cell>
          <table:table-cell table:style-name="ce21" table:formula="of:=[.G3]" office:value-type="float" office:value="0.0285714285714289" calcext:value-type="float">
            <text:p>0,0285714286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style-name="ce17"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1" calcext:value-type="float">
            <text:p>1</text:p>
          </table:table-cell>
          <table:table-cell table:style-name="ce17" table:formula="of:=[.T3]" office:value-type="float" office:value="1" calcext:value-type="float">
            <text:p>1</text:p>
          </table:table-cell>
          <table:table-cell table:style-name="ce21" table:formula="of:=[.U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style-name="ce17"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style-name="ce17" table:formula="of:=[.N5]" office:value-type="float" office:value="0" calcext:value-type="float">
            <text:p>0</text:p>
          </table:table-cell>
          <table:table-cell table:style-name="ce16" table:formula="of:=[.R5]" office:value-type="float" office:value="0.909090909090909" calcext:value-type="float">
            <text:p>0,909090909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0.971428571428571" calcext:value-type="float">
            <text:p>0,9714285714</text:p>
          </table:table-cell>
          <table:table-cell table:style-name="ce21" table:formula="of:=[.U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style-name="ce17" table:formula="of:=[.E7]" office:value-type="float" office:value="0.8" calcext:value-type="float">
            <text:p>0,8</text:p>
          </table:table-cell>
          <table:table-cell table:style-name="ce28" table:formula="of:=[.F7]" office:value-type="float" office:value="0.942857142857143" calcext:value-type="float">
            <text:p>1</text:p>
          </table:table-cell>
          <table:table-cell table:style-name="ce21" table:formula="of:=[.G7]" office:value-type="float" office:value="0.0571428571428569" calcext:value-type="float">
            <text:p>0,0571428571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0.8" calcext:value-type="float">
            <text:p>0,8</text:p>
          </table:table-cell>
          <table:table-cell table:style-name="ce17" table:formula="of:=[.M7]" office:value-type="float" office:value="0.942857142857143" calcext:value-type="float">
            <text:p>0,9428571429</text:p>
          </table:table-cell>
          <table:table-cell table:style-name="ce17" table:formula="of:=[.N7]" office:value-type="float" office:value="0.0571428571428569" calcext:value-type="float">
            <text:p>0,0571428571</text:p>
          </table:table-cell>
          <table:table-cell table:style-name="ce16" table:formula="of:=[.R7]" office:value-type="float" office:value="0.909090909090909" calcext:value-type="float">
            <text:p>0,909090909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0.971428571428571" calcext:value-type="float">
            <text:p>0,9714285714</text:p>
          </table:table-cell>
          <table:table-cell table:style-name="ce21" table:formula="of:=[.U7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formula="of:=[.D9]" office:value-type="float" office:value="0.909090909090909" calcext:value-type="float">
            <text:p>0,9090909091</text:p>
          </table:table-cell>
          <table:table-cell table:style-name="ce17" table:formula="of:=[.E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9]" office:value-type="float" office:value="0.029" calcext:value-type="float">
            <text:p>0,029</text:p>
          </table:table-cell>
          <table:table-cell table:style-name="ce17" table:formula="of:=[.K9]" office:value-type="float" office:value="0.909090909090909" calcext:value-type="float">
            <text:p>0,9090909091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17" table:formula="of:=[.N9]" office:value-type="float" office:value="0.0285714285714289" calcext:value-type="float">
            <text:p>0,0285714286</text:p>
          </table:table-cell>
          <table:table-cell table:style-name="ce16" table:formula="of:=[.R9]" office:value-type="float" office:value="0.909090909090909" calcext:value-type="float">
            <text:p>0,909090909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style-name="ce17" table:formula="of:=[.E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[.G11]" office:value-type="float" office:value="0" calcext:value-type="float">
            <text:p>0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N11]" office:value-type="float" office:value="0" calcext:value-type="float">
            <text:p>0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style-name="ce17"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style-name="ce17"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1" calcext:value-type="float">
            <text:p>1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style-name="ce17" table:formula="of:=[.N15]" office:value-type="float" office:value="0" calcext:value-type="float">
            <text:p>0</text:p>
          </table:table-cell>
          <table:table-cell table:style-name="ce16" table:formula="of:=[.R15]" office:value-type="float" office:value="1" calcext:value-type="float">
            <text:p>1</text:p>
          </table:table-cell>
          <table:table-cell table:style-name="ce17" table:formula="of:=[.S15]" office:value-type="float" office:value="0.9" calcext:value-type="float">
            <text:p>0,9</text:p>
          </table:table-cell>
          <table:table-cell table:style-name="ce17" table:formula="of:=[.T15]" office:value-type="float" office:value="0.971428571428571" calcext:value-type="float">
            <text:p>0,9714285714</text:p>
          </table:table-cell>
          <table:table-cell table:style-name="ce21" table:formula="of:=[.U1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style-name="ce17"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0.9" calcext:value-type="float">
            <text:p>0,9</text:p>
          </table:table-cell>
          <table:table-cell table:style-name="ce17" table:formula="of:=[.T17]" office:value-type="float" office:value="0.972222222222222" calcext:value-type="float">
            <text:p>0,9722222222</text:p>
          </table:table-cell>
          <table:table-cell table:style-name="ce21" table:formula="of:=[.U17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style-name="ce17" table:formula="of:=[.E19]" office:value-type="float" office:value="0.8" calcext:value-type="float">
            <text:p>0,8</text:p>
          </table:table-cell>
          <table:table-cell table:style-name="ce17" table:formula="of:=[.F19]" office:value-type="float" office:value="0.944444444444444" calcext:value-type="float">
            <text:p>0,9444444444</text:p>
          </table:table-cell>
          <table:table-cell table:style-name="ce21" table:formula="of:=[.G19]" office:value-type="float" office:value="0.0555555555555559" calcext:value-type="float">
            <text:p>0,0555555556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0.8" calcext:value-type="float">
            <text:p>0,8</text:p>
          </table:table-cell>
          <table:table-cell table:style-name="ce17" table:formula="of:=[.M19]" office:value-type="float" office:value="0.944444444444444" calcext:value-type="float">
            <text:p>0,9444444444</text:p>
          </table:table-cell>
          <table:table-cell table:style-name="ce17" table:formula="of:=[.N19]" office:value-type="float" office:value="0.0555555555555559" calcext:value-type="float">
            <text:p>0,0555555556</text:p>
          </table:table-cell>
          <table:table-cell table:style-name="ce16" table:formula="of:=[.R19]" office:value-type="float" office:value="1" calcext:value-type="float">
            <text:p>1</text:p>
          </table:table-cell>
          <table:table-cell table:style-name="ce17" table:formula="of:=[.S19]" office:value-type="float" office:value="0.9" calcext:value-type="float">
            <text:p>0,9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0.909090909090909" calcext:value-type="float">
            <text:p>0,909090909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0.972222222222222" calcext:value-type="float">
            <text:p>0,9722222222</text:p>
          </table:table-cell>
          <table:table-cell table:style-name="ce20" table:formula="of:=[.G21]" office:value-type="float" office:value="0.0277777777777779" calcext:value-type="float">
            <text:p>0,0277777778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0.909090909090909" calcext:value-type="float">
            <text:p>0,909090909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0.972222222222222" calcext:value-type="float">
            <text:p>0,9722222222</text:p>
          </table:table-cell>
          <table:table-cell table:style-name="ce20" table:formula="of:=[.U21]" office:value-type="float" office:value="0.0277777777777778" calcext:value-type="float">
            <text:p>0,0277777778</text:p>
          </table:table-cell>
          <table:table-cell table:number-columns-repeated="8"/>
        </table:table-row>
      </table:table>
      <table:table table:name="MLJ" table:style-name="ta1">
        <table:shapes>
          <draw:frame draw:z-index="0" draw:style-name="gr1" draw:text-style-name="P1" svg:width="16cm" svg:height="8.992cm" svg:x="30.882cm" svg:y="11.188cm">
            <draw:object draw:notify-on-update-of-ranges="MLJ.A43:MLJ.A52 MLJ.J41:MLJ.J41 MLJ.J43:MLJ.J52 MLJ.B41:MLJ.B41 MLJ.B43:MLJ.B52 MLJ.F41:MLJ.F41 MLJ.F43:MLJ.F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cm" svg:height="8.992cm" svg:x="30.746cm" svg:y="21.187cm">
            <draw:object draw:notify-on-update-of-ranges="MLJ.A43:MLJ.A52 MLJ.J41:MLJ.J41 MLJ.K43:MLJ.K52 MLJ.B41:MLJ.B41 MLJ.C43:MLJ.C52 MLJ.F41:MLJ.F41 MLJ.G43:MLJ.G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cm" svg:height="8.992cm" svg:x="48.664cm" svg:y="20.945cm">
            <draw:object draw:notify-on-update-of-ranges="MLJ.A43:MLJ.A52 MLJ.J41:MLJ.J41 MLJ.M43:MLJ.M52 MLJ.B41:MLJ.B41 MLJ.E43:MLJ.E52 MLJ.F41:MLJ.F41 MLJ.I43:MLJ.I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cm" svg:height="8.992cm" svg:x="48.904cm" svg:y="11.05cm">
            <draw:object draw:notify-on-update-of-ranges="MLJ.A43:MLJ.A52 MLJ.J41:MLJ.J41 MLJ.L43:MLJ.L52 MLJ.B41:MLJ.B41 MLJ.D43:MLJ.D52 MLJ.F41:MLJ.F41 MLJ.H43:MLJ.H5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number-columns-repeated="4" table:style-name="ce87"/>
          <table:covered-table-cell table:style-name="ce92"/>
          <table:table-cell table:style-name="ce29"/>
          <table:table-cell table:style-name="ce13" office:value-type="string" calcext:value-type="string" table:number-columns-spanned="6" table:number-rows-spanned="1">
            <text:p>PROGOL</text:p>
          </table:table-cell>
          <table:covered-table-cell table:number-columns-repeated="3" table:style-name="ce93"/>
          <table:covered-table-cell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71" table:formula="of:=[.B3]/([.B3]+[.B4])" office:value-type="float" office:value="0.916666666666667" calcext:value-type="float" table:number-columns-spanned="1" table:number-rows-spanned="2">
            <text:p>0,917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71" table:formula="of:=[.I3]/([.I3]+[.I4])" office:value-type="float" office:value="0.916666666666667" calcext:value-type="float" table:number-columns-spanned="1" table:number-rows-spanned="2">
            <text:p>0,917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5" table:formula="of:=[.P3]/ ([.P3]+[.Q3])" office:value-type="float" office:value="0.5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B4]/ ([.B4]+[.C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I4]/ ([.I4]+[.J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P4]/ ([.P4]+[.Q4])" office:value-type="float" office:value="0.333333333333333" calcext:value-type="float">
            <text:p>0,3333333333</text:p>
          </table:covered-table-cell>
          <table:covered-table-cell table:style-name="ce72"/>
          <table:covered-table-cell table:style-name="ce98"/>
          <table:covered-table-cell table:style-name="ce52"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97" table:formula="of:=[.P5]/ ([.P5]+[.Q5])" office:value-type="float" office:value="0.333333333333333" calcext:value-type="float" table:number-columns-spanned="1" table:number-rows-spanned="2">
            <text:p>0,33</text:p>
          </table:table-cell>
          <table:table-cell table:style-name="ce73" table:formula="of:=[.P5]/([.P5]+[.P6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5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4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1" calcext:value-type="float">
            <text:p>21</text:p>
          </table:table-cell>
          <table:covered-table-cell table:style-name="ce78"/>
          <table:covered-table-cell table:style-name="ce74"/>
          <table:covered-table-cell table:style-name="ce98"/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7]/ ([.B7]+[.C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B7]/([.B7]+[.B8])" office:value-type="float" office:value="0.916666666666667" calcext:value-type="float" table:number-columns-spanned="1" table:number-rows-spanned="2">
            <text:p>0,917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7]/ ([.I7]+[.J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I7]/([.I7]+[.I8])" office:value-type="float" office:value="0.916666666666667" calcext:value-type="float" table:number-columns-spanned="1" table:number-rows-spanned="2">
            <text:p>0,917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7]/ ([.P7]+[.Q7])" office:value-type="float" office:value="0.75" calcext:value-type="float" table:number-columns-spanned="1" table:number-rows-spanned="2">
            <text:p>0,75</text:p>
          </table:table-cell>
          <table:table-cell table:style-name="ce71" table:formula="of:=[.P7]/([.P7]+[.P8])" office:value-type="float" office:value="0.272727272727273" calcext:value-type="float" table:number-columns-spanned="1" table:number-rows-spanned="2">
            <text:p>0,27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7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98"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73" table:formula="of:=[.I9]/([.I9]+[.I10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9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9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98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916666666666667" calcext:value-type="float" table:number-columns-spanned="1" table:number-rows-spanned="2">
            <text:p>0,92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916666666666667" calcext:value-type="float" table:number-columns-spanned="1" table:number-rows-spanned="2">
            <text:p>0,92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8" table:formula="of:=1-[.M11]" office:value-type="float" office:value="0.0285714285714289" calcext:value-type="float" table:number-columns-spanned="1" table:number-rows-spanned="2">
            <text:p>0,0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71" table:formula="of:=[.P11]/([.P11]+[.P12])" office:value-type="float" office:value="0.166666666666667" calcext:value-type="float" table:number-columns-spanned="1" table:number-rows-spanned="2">
            <text:p>0,167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11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2" office:value-type="string" calcext:value-type="string">
            <text:p>0,972</text:p>
          </table:covered-table-cell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98"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916666666666667" calcext:value-type="float" table:number-columns-spanned="1" table:number-rows-spanned="2">
            <text:p>0,917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3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916666666666667" calcext:value-type="float" table:number-columns-spanned="1" table:number-rows-spanned="2">
            <text:p>0,91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1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2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98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71" table:formula="of:=[.B15]/([.B15]+[.B16])" office:value-type="float" office:value="0.833333333333333" calcext:value-type="float" table:number-columns-spanned="1" table:number-rows-spanned="2">
            <text:p>0,833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15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15]/ ([.P15]+[.Q15])" office:value-type="float" office:value="0" calcext:value-type="float" table:number-columns-spanned="1" table:number-rows-spanned="2">
            <text:p>0</text:p>
          </table:table-cell>
          <table:table-cell table:style-name="ce37" table:formula="of:=[.P15]/([.P15]+[.P16])" office:value-type="float" office:value="0" calcext:value-type="float" table:number-columns-spanned="1" table:number-rows-spanned="2">
            <text:p>0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15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98"/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73" table:formula="of:=[.P17]/([.P17]+[.P18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17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74"/>
          <table:covered-table-cell table:style-name="ce98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19]/ ([.B19]+[.C19])" office:value-type="float" office:value="0.928571428571429" calcext:value-type="float" table:number-columns-spanned="1" table:number-rows-spanned="2">
            <text:p>0,929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19]/ ([.I19]+[.J19])" office:value-type="float" office:value="0.923076923076923" calcext:value-type="float" table:number-columns-spanned="1" table:number-rows-spanned="2">
            <text:p>0,923</text:p>
          </table:table-cell>
          <table:table-cell table:style-name="ce71" table:formula="of:=[.I19]/([.I19]+[.I20])" office:value-type="float" office:value="0.923076923076923" calcext:value-type="float" table:number-columns-spanned="1" table:number-rows-spanned="2">
            <text:p>0,923</text:p>
          </table:table-cell>
          <table:table-cell table:style-name="ce94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37" table:formula="of:=[.P19]/([.P19]+[.P20])" office:value-type="float" office:value="0" calcext:value-type="float" table:number-columns-spanned="1" table:number-rows-spanned="2">
            <text:p>0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19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98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B21]/ ([.B21]+[.C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21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I21]/ ([.I21]+[.J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96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21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81" table:formula="of:=[.P21]/([.P21]+[.P22])" office:value-type="float" office:value="0.153846153846154" calcext:value-type="float" table:number-columns-spanned="1" table:number-rows-spanned="2">
            <text:p>0,154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21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98"/>
          <table:covered-table-cell table:style-name="ce76"/>
        </table:table-row>
        <table:table-row table:style-name="ro2" table:number-rows-repeated="15">
          <table:table-cell table:number-columns-repeated="21"/>
        </table:table-row>
        <table:table-row table:style-name="ro2">
          <table:table-cell table:number-columns-repeated="4"/>
          <table:table-cell table:style-name="ce48"/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0.916666666666667" calcext:value-type="float">
            <text:p>0,9167</text:p>
          </table:table-cell>
          <table:table-cell table:style-name="ce88" table:formula="of:=[.F3]" office:value-type="float" office:value="0.971428571428571" calcext:value-type="float">
            <text:p>0,9714</text:p>
          </table:table-cell>
          <table:table-cell table:style-name="ce90" table:formula="of:=[.G3]" office:value-type="float" office:value="0.0285714285714289" calcext:value-type="float">
            <text:p>0,0286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0.916666666666667" calcext:value-type="float">
            <text:p>0,9167</text:p>
          </table:table-cell>
          <table:table-cell table:style-name="ce88" table:formula="of:=[.M3]" office:value-type="float" office:value="0.971428571428571" calcext:value-type="float">
            <text:p>0,9714</text:p>
          </table:table-cell>
          <table:table-cell table:style-name="ce88" table:formula="of:=[.N3]" office:value-type="float" office:value="0.0285714285714289" calcext:value-type="float">
            <text:p>0,0286</text:p>
          </table:table-cell>
          <table:table-cell table:style-name="ce85" table:formula="of:=[.R3]" office:value-type="float" office:value="0.5" calcext:value-type="float">
            <text:p>0,5000</text:p>
          </table:table-cell>
          <table:table-cell table:style-name="ce88" table:formula="of:=[.S3]" office:value-type="float" office:value="0.0833333333333333" calcext:value-type="float">
            <text:p>0,0833</text:p>
          </table:table-cell>
          <table:table-cell table:style-name="ce88" table:formula="of:=[.T3]" office:value-type="float" office:value="0.657142857142857" calcext:value-type="float">
            <text:p>0,6571</text:p>
          </table:table-cell>
          <table:table-cell table:style-name="ce90" table:formula="of:=[.U3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1" calcext:value-type="float">
            <text:p>1,0000</text:p>
          </table:table-cell>
          <table:table-cell table:style-name="ce88" table:formula="of:=[.F5]" office:value-type="float" office:value="1" calcext:value-type="float">
            <text:p>1,0000</text:p>
          </table:table-cell>
          <table:table-cell table:style-name="ce90" table:formula="of:=[.G5]" office:value-type="float" office:value="0" calcext:value-type="float">
            <text:p>0,0000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1" calcext:value-type="float">
            <text:p>1,0000</text:p>
          </table:table-cell>
          <table:table-cell table:style-name="ce88" table:formula="of:=[.M5]" office:value-type="float" office:value="1" calcext:value-type="float">
            <text:p>1,0000</text:p>
          </table:table-cell>
          <table:table-cell table:style-name="ce88" table:formula="of:=[.N5]" office:value-type="float" office:value="0" calcext:value-type="float">
            <text:p>0,0000</text:p>
          </table:table-cell>
          <table:table-cell table:style-name="ce85" table:formula="of:=[.R5]" office:value-type="float" office:value="0.333333333333333" calcext:value-type="float">
            <text:p>0,3333</text:p>
          </table:table-cell>
          <table:table-cell table:style-name="ce88" table:formula="of:=[.S5]" office:value-type="float" office:value="0.0833333333333333" calcext:value-type="float">
            <text:p>0,0833</text:p>
          </table:table-cell>
          <table:table-cell table:style-name="ce88" table:formula="of:=[.T5]" office:value-type="float" office:value="0.657142857142857" calcext:value-type="float">
            <text:p>0,6571</text:p>
          </table:table-cell>
          <table:table-cell table:style-name="ce90" table:formula="of:=[.U5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style-name="ce85" table:formula="of:=[.D7]" office:value-type="float" office:value="0.916666666666667" calcext:value-type="float">
            <text:p>0,9167</text:p>
          </table:table-cell>
          <table:table-cell table:style-name="ce88" table:formula="of:=[.E7]" office:value-type="float" office:value="0.916666666666667" calcext:value-type="float">
            <text:p>0,9167</text:p>
          </table:table-cell>
          <table:table-cell table:style-name="ce88" table:formula="of:=[.F7]" office:value-type="float" office:value="0.942857142857143" calcext:value-type="float">
            <text:p>0,9429</text:p>
          </table:table-cell>
          <table:table-cell table:style-name="ce90" table:formula="of:=[.G7]" office:value-type="float" office:value="0.0571428571428569" calcext:value-type="float">
            <text:p>0,0571</text:p>
          </table:table-cell>
          <table:table-cell table:style-name="ce88" table:formula="of:=[.K7]" office:value-type="float" office:value="0.916666666666667" calcext:value-type="float">
            <text:p>0,9167</text:p>
          </table:table-cell>
          <table:table-cell table:style-name="ce88" table:formula="of:=[.L7]" office:value-type="float" office:value="0.916666666666667" calcext:value-type="float">
            <text:p>0,9167</text:p>
          </table:table-cell>
          <table:table-cell table:style-name="ce88" table:formula="of:=[.M7]" office:value-type="float" office:value="0.942857142857143" calcext:value-type="float">
            <text:p>0,9429</text:p>
          </table:table-cell>
          <table:table-cell table:style-name="ce88" table:formula="of:=[.N7]" office:value-type="float" office:value="0.0571428571428569" calcext:value-type="float">
            <text:p>0,0571</text:p>
          </table:table-cell>
          <table:table-cell table:style-name="ce85" table:formula="of:=[.R7]" office:value-type="float" office:value="0.75" calcext:value-type="float">
            <text:p>0,7500</text:p>
          </table:table-cell>
          <table:table-cell table:style-name="ce88" table:formula="of:=[.S7]" office:value-type="float" office:value="0.272727272727273" calcext:value-type="float">
            <text:p>0,2727</text:p>
          </table:table-cell>
          <table:table-cell table:style-name="ce88" table:formula="of:=[.T7]" office:value-type="float" office:value="0.657142857142857" calcext:value-type="float">
            <text:p>0,6571</text:p>
          </table:table-cell>
          <table:table-cell table:style-name="ce90" table:formula="of:=[.U7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0.833333333333333" calcext:value-type="float">
            <text:p>0,8333</text:p>
          </table:table-cell>
          <table:table-cell table:style-name="ce88" office:value-type="float" office:value="0.942857142857143" calcext:value-type="float">
            <text:p>0,9429</text:p>
          </table:table-cell>
          <table:table-cell table:style-name="ce88" table:formula="of:=[.N9]" office:value-type="float" office:value="0.0571428571428569" calcext:value-type="float">
            <text:p>0,0571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0833333333333333" calcext:value-type="float">
            <text:p>0,0833</text:p>
          </table:table-cell>
          <table:table-cell table:style-name="ce88" table:formula="of:=[.T9]" office:value-type="float" office:value="0.657142857142857" calcext:value-type="float">
            <text:p>0,6571</text:p>
          </table:table-cell>
          <table:table-cell table:style-name="ce90" table:formula="of:=[.U9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916666666666667" calcext:value-type="float">
            <text:p>0,9167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0.916666666666667" calcext:value-type="float">
            <text:p>0,9167</text:p>
          </table:table-cell>
          <table:table-cell table:style-name="ce88" office:value-type="float" office:value="0.971428571428571" calcext:value-type="float">
            <text:p>0,9714</text:p>
          </table:table-cell>
          <table:table-cell table:style-name="ce88" table:formula="of:=[.N11]" office:value-type="float" office:value="0.0285714285714289" calcext:value-type="float">
            <text:p>0,0286</text:p>
          </table:table-cell>
          <table:table-cell table:style-name="ce85" table:formula="of:=[.R11]" office:value-type="float" office:value="1" calcext:value-type="float">
            <text:p>1,0000</text:p>
          </table:table-cell>
          <table:table-cell table:style-name="ce88" table:formula="of:=[.S11]" office:value-type="float" office:value="0.166666666666667" calcext:value-type="float">
            <text:p>0,1667</text:p>
          </table:table-cell>
          <table:table-cell table:style-name="ce88" table:formula="of:=[.T11]" office:value-type="float" office:value="0.657142857142857" calcext:value-type="float">
            <text:p>0,6571</text:p>
          </table:table-cell>
          <table:table-cell table:style-name="ce90" table:formula="of:=[.U11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916666666666667" calcext:value-type="float">
            <text:p>0,9167</text:p>
          </table:table-cell>
          <table:table-cell table:style-name="ce88" table:formula="of:=[.F13]" office:value-type="string" office:string-value="0,971" calcext:value-type="string">
            <text:p>0,971</text:p>
          </table:table-cell>
          <table:table-cell table:style-name="ce90" table:formula="of:=[.G13]" office:value-type="float" office:value="0.029" calcext:value-type="float">
            <text:p>0,0290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916666666666667" calcext:value-type="float">
            <text:p>0,9167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0833333333333333" calcext:value-type="float">
            <text:p>0,0833</text:p>
          </table:table-cell>
          <table:table-cell table:style-name="ce88" table:formula="of:=[.T13]" office:value-type="float" office:value="0.657142857142857" calcext:value-type="float">
            <text:p>0,6571</text:p>
          </table:table-cell>
          <table:table-cell table:style-name="ce90" table:formula="of:=[.U13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style-name="ce85" table:formula="of:=[.D15]" office:value-type="float" office:value="1" calcext:value-type="float">
            <text:p>1,0000</text:p>
          </table:table-cell>
          <table:table-cell table:style-name="ce88" table:formula="of:=[.E15]" office:value-type="float" office:value="0.833333333333333" calcext:value-type="float">
            <text:p>0,8333</text:p>
          </table:table-cell>
          <table:table-cell table:style-name="ce88" table:formula="of:=[.F15]" office:value-type="float" office:value="0.942857142857143" calcext:value-type="float">
            <text:p>0,9429</text:p>
          </table:table-cell>
          <table:table-cell table:style-name="ce90" table:formula="of:=[.G15]" office:value-type="float" office:value="0.0571428571428569" calcext:value-type="float">
            <text:p>0,0571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33333333333333" calcext:value-type="float">
            <text:p>0,8333</text:p>
          </table:table-cell>
          <table:table-cell table:style-name="ce88" table:formula="of:=[.M15]" office:value-type="float" office:value="0.942857142857143" calcext:value-type="float">
            <text:p>0,9429</text:p>
          </table:table-cell>
          <table:table-cell table:style-name="ce88" table:formula="of:=[.N15]" office:value-type="float" office:value="0.0571428571428569" calcext:value-type="float">
            <text:p>0,0571</text:p>
          </table:table-cell>
          <table:table-cell table:style-name="ce85" table:formula="of:=[.R15]" office:value-type="float" office:value="0" calcext:value-type="float">
            <text:p>0,0000</text:p>
          </table:table-cell>
          <table:table-cell table:style-name="ce88" table:formula="of:=[.S15]" office:value-type="float" office:value="0" calcext:value-type="float">
            <text:p>0,0000</text:p>
          </table:table-cell>
          <table:table-cell table:style-name="ce88" table:formula="of:=[.T15]" office:value-type="float" office:value="0.657142857142857" calcext:value-type="float">
            <text:p>0,6571</text:p>
          </table:table-cell>
          <table:table-cell table:style-name="ce90" table:formula="of:=[.U15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style-name="ce85" table:formula="of:=[.D17]" office:value-type="float" office:value="1" calcext:value-type="float">
            <text:p>1,0000</text:p>
          </table:table-cell>
          <table:table-cell table:style-name="ce88" table:formula="of:=[.E17]" office:value-type="float" office:value="1" calcext:value-type="float">
            <text:p>1,0000</text:p>
          </table:table-cell>
          <table:table-cell table:style-name="ce88" table:formula="of:=[.F17]" office:value-type="float" office:value="1" calcext:value-type="float">
            <text:p>1,0000</text:p>
          </table:table-cell>
          <table:table-cell table:style-name="ce90" table:formula="of:=[.G17]" office:value-type="float" office:value="0" calcext:value-type="float">
            <text:p>0,0000</text:p>
          </table:table-cell>
          <table:table-cell table:style-name="ce88" table:formula="of:=[.K17]" office:value-type="float" office:value="1" calcext:value-type="float">
            <text:p>1,0000</text:p>
          </table:table-cell>
          <table:table-cell table:style-name="ce88" table:formula="of:=[.L17]" office:value-type="float" office:value="1" calcext:value-type="float">
            <text:p>1,0000</text:p>
          </table:table-cell>
          <table:table-cell table:style-name="ce88" table:formula="of:=[.M17]" office:value-type="float" office:value="1" calcext:value-type="float">
            <text:p>1,0000</text:p>
          </table:table-cell>
          <table:table-cell table:style-name="ce88" table:formula="of:=[.N17]" office:value-type="float" office:value="0" calcext:value-type="float">
            <text:p>0,0000</text:p>
          </table:table-cell>
          <table:table-cell table:style-name="ce85" table:formula="of:=[.R17]" office:value-type="float" office:value="1" calcext:value-type="float">
            <text:p>1,0000</text:p>
          </table:table-cell>
          <table:table-cell table:style-name="ce88" table:formula="of:=[.S17]" office:value-type="float" office:value="0.0833333333333333" calcext:value-type="float">
            <text:p>0,0833</text:p>
          </table:table-cell>
          <table:table-cell table:style-name="ce88" table:formula="of:=[.T17]" office:value-type="float" office:value="0.657142857142857" calcext:value-type="float">
            <text:p>0,6571</text:p>
          </table:table-cell>
          <table:table-cell table:style-name="ce90" table:formula="of:=[.U17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85" table:formula="of:=[.D19]" office:value-type="float" office:value="0.928571428571429" calcext:value-type="float">
            <text:p>0,9286</text:p>
          </table:table-cell>
          <table:table-cell table:style-name="ce88" table:formula="of:=[.E19]" office:value-type="float" office:value="1" calcext:value-type="float">
            <text:p>1,0000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0.923076923076923" calcext:value-type="float">
            <text:p>0,9231</text:p>
          </table:table-cell>
          <table:table-cell table:style-name="ce88" table:formula="of:=[.L19]" office:value-type="float" office:value="0.923076923076923" calcext:value-type="float">
            <text:p>0,9231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string" office:string-value="" calcext:value-type="error">
            <text:p>#DIV/0!</text:p>
          </table:table-cell>
          <table:table-cell table:style-name="ce88" table:formula="of:=[.S19]" office:value-type="float" office:value="0" calcext:value-type="float">
            <text:p>0,0000</text:p>
          </table:table-cell>
          <table:table-cell table:style-name="ce88" table:formula="of:=[.T19]" office:value-type="float" office:value="0.657142857142857" calcext:value-type="float">
            <text:p>0,6571</text:p>
          </table:table-cell>
          <table:table-cell table:style-name="ce90" table:formula="of:=[.U19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66666666666667" calcext:value-type="float">
            <text:p>0,8667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44444444444444" calcext:value-type="float">
            <text:p>0,9444</text:p>
          </table:table-cell>
          <table:table-cell table:style-name="ce91" table:formula="of:=[.G21]" office:value-type="float" office:value="0.0555555555555559" calcext:value-type="float">
            <text:p>0,0556</text:p>
          </table:table-cell>
          <table:table-cell table:style-name="ce89" table:formula="of:=[.K21]" office:value-type="float" office:value="0.866666666666667" calcext:value-type="float">
            <text:p>0,8667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0.944444444444444" calcext:value-type="float">
            <text:p>0,9444</text:p>
          </table:table-cell>
          <table:table-cell table:style-name="ce89" table:formula="of:=[.N21]" office:value-type="float" office:value="0.0555555555555559" calcext:value-type="float">
            <text:p>0,0556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153846153846154" calcext:value-type="float">
            <text:p>0,1538</text:p>
          </table:table-cell>
          <table:table-cell table:style-name="ce89" table:formula="of:=[.T21]" office:value-type="float" office:value="0.657142857142857" calcext:value-type="float">
            <text:p>0,6571</text:p>
          </table:table-cell>
          <table:table-cell table:style-name="ce91" table:formula="of:=[.U21]" office:value-type="float" office:value="0.342857142857143" calcext:value-type="float">
            <text:p>0,3429</text:p>
          </table:table-cell>
          <table:table-cell table:number-columns-repeated="8"/>
        </table:table-row>
      </table:table>
      <table:table table:name="SVLN" table:style-name="ta1">
        <table:shapes>
          <draw:frame draw:z-index="0" draw:style-name="gr1" draw:text-style-name="P1" svg:width="16cm" svg:height="8.992cm" svg:x="34.157cm" svg:y="10.73cm">
            <draw:object draw:notify-on-update-of-ranges="SVLN.A43:SVLN.A52 SVLN.J41:SVLN.J41 SVLN.J43:SVLN.J52 SVLN.B41:SVLN.B41 SVLN.B43:SVLN.B52 SVLN.F41:SVLN.F41 SVLN.F43:SVLN.F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cm" svg:height="8.992cm" svg:x="34.021cm" svg:y="20.729cm">
            <draw:object draw:notify-on-update-of-ranges="SVLN.A43:SVLN.A52 SVLN.J41:SVLN.J41 SVLN.K43:SVLN.K52 SVLN.B41:SVLN.B41 SVLN.C43:SVLN.C52 SVLN.F41:SVLN.F41 SVLN.G43:SVLN.G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cm" svg:height="8.992cm" svg:x="51.939cm" svg:y="20.487cm">
            <draw:object draw:notify-on-update-of-ranges="SVLN.A43:SVLN.A52 SVLN.J41:SVLN.J41 SVLN.M43:SVLN.M52 SVLN.B41:SVLN.B41 SVLN.E43:SVLN.E52 SVLN.F41:SVLN.F41 SVLN.I43:SVLN.I5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6cm" svg:height="8.992cm" svg:x="52.179cm" svg:y="10.592cm">
            <draw:object draw:notify-on-update-of-ranges="SVLN.A43:SVLN.A52 SVLN.J41:SVLN.J41 SVLN.L43:SVLN.L52 SVLN.B41:SVLN.B41 SVLN.D43:SVLN.D52 SVLN.F41:SVLN.F41 SVLN.H43:SVLN.H5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1" table:default-cell-style-name="Default"/>
        <table:table-column table:style-name="co1" table:default-cell-style-name="Default"/>
        <table:table-column table:style-name="co1" table:default-cell-style-name="ce6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1" table:formula="of:=[.P3]/ ([.P3]+[.Q3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71" table:formula="of:=([.P3]+[.Q4])/SUM([.P3:.Q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3125" calcext:value-type="float">
            <text:p>0</text:p>
          </table:covered-table-cell>
          <table:covered-table-cell table:style-name="ce52" table:formula="of:=1-[.T4]" office:value-type="float" office:value="0.96875" calcext:value-type="float">
            <text:p>0,969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73" table:formula="of:=[.B5]/([.B5]+[.B6])" office:value-type="float" office:value="0.857142857142857" calcext:value-type="float" table:number-columns-spanned="1" table:number-rows-spanned="2">
            <text:p>0,85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46" table:formula="of:=1-[.F5]" office:value-type="float" office:value="0.0285714285714289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73" table:formula="of:=[.I5]/([.I5]+[.I6])" office:value-type="float" office:value="0.571428571428571" calcext:value-type="float" table:number-columns-spanned="1" table:number-rows-spanned="2">
            <text:p>0,571</text:p>
          </table:table-cell>
          <table:table-cell table:style-name="ce81" office:value-type="float" office:value="0.914285714285714" calcext:value-type="float" table:number-columns-spanned="1" table:number-rows-spanned="2">
            <text:p>0,914</text:p>
          </table:table-cell>
          <table:table-cell table:style-name="ce46" table:formula="of:=1-[.M5]" office:value-type="float" office:value="0.085714285714286" calcext:value-type="float" table:number-columns-spanned="1" table:number-rows-spanned="2">
            <text:p>0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5]/ ([.P5]+[.Q5])" office:value-type="float" office:value="0.833333333333333" calcext:value-type="float" table:number-columns-spanned="1" table:number-rows-spanned="2">
            <text:p>0,83</text:p>
          </table:table-cell>
          <table:table-cell table:style-name="ce73" table:formula="of:=[.P5]/([.P5]+[.P6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5]+[.Q6])/SUM([.P5:.Q6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5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4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7" calcext:value-type="float">
            <text:p>27</text:p>
          </table:table-cell>
          <table:covered-table-cell table:style-name="ce78"/>
          <table:covered-table-cell table:style-name="ce33"/>
          <table:covered-table-cell table:style-name="ce37" table:formula="of:=([.P6]+[.Q7])/SUM([.P6:.Q7])" office:value-type="float" office:value="0.0882352941176471" calcext:value-type="float">
            <text:p>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01" table:formula="of:=[.P7]/ ([.P7]+[.Q7])" office:value-type="float" office:value="0.8" calcext:value-type="float" table:number-columns-spanned="1" table:number-rows-spanned="2">
            <text:p>0,80</text:p>
          </table:table-cell>
          <table:table-cell table:style-name="ce71" table:formula="of:=[.P7]/([.P7]+[.P8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7]+[.Q8])/SUM([.P7:.Q8])" office:value-type="float" office:value="0.885714285714286" calcext:value-type="float" table:number-columns-spanned="1" table:number-rows-spanned="2">
            <text:p>0,886</text:p>
          </table:table-cell>
          <table:table-cell table:style-name="ce52" table:formula="of:=1-[.T7]" office:value-type="float" office:value="0.114285714285714" calcext:value-type="float" table:number-columns-spanned="1" table:number-rows-spanned="2">
            <text:p>0,114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8]+[.Q9])/SUM([.P8:.Q9])" office:value-type="float" office:value="0.0882352941176471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40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9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9]+[.Q10])/SUM([.P9:.Q10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9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0]+[.Q11])/SUM([.P10:.Q11])" office:value-type="float" office:value="0.105263157894737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57142857142857" calcext:value-type="float" table:number-columns-spanned="1" table:number-rows-spanned="2">
            <text:p>0,86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01" table:formula="of:=[.P11]/ ([.P11]+[.Q11])" office:value-type="float" office:value="0.857142857142857" calcext:value-type="float" table:number-columns-spanned="1" table:number-rows-spanned="2">
            <text:p>0,86</text:p>
          </table:table-cell>
          <table:table-cell table:style-name="ce71" table:formula="of:=[.P11]/([.P11]+[.P1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1]+[.Q12])/SUM([.P11:.Q12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1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12]+[.Q13])/SUM([.P12:.Q13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3]+[.Q14])/SUM([.P13:.Q1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71" table:formula="of:=([.P14]+[.Q15])/SUM([.P14:.Q15])" office:value-type="float" office:value="0.0789473684210526" calcext:value-type="float">
            <text:p>0,079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B15]/ ([.B15]+[.C15])" office:value-type="float" office:value="0.875" calcext:value-type="float" table:number-columns-spanned="1" table:number-rows-spanned="2">
            <text:p>0,875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5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57142857142857" calcext:value-type="float" table:number-columns-spanned="1" table:number-rows-spanned="2">
            <text:p>0,857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1" table:formula="of:=[.P15]/ ([.P15]+[.Q15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 table:formula="of:=([.P16]+[.Q17])/SUM([.P16:.Q17])" office:value-type="float" office:value="0.030303030303030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B17]/ ([.B17]+[.C17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B17]/([.B17]+[.B18])" office:value-type="float" office:value="0.714285714285714" calcext:value-type="float" table:number-columns-spanned="1" table:number-rows-spanned="2">
            <text:p>0,714</text:p>
          </table:table-cell>
          <table:table-cell table:style-name="ce52" office:value-type="float" office:value="0.916666666666667" calcext:value-type="float" table:number-columns-spanned="1" table:number-rows-spanned="2">
            <text:p>0,917</text:p>
          </table:table-cell>
          <table:table-cell table:style-name="ce52" table:formula="of:=1-[.F17]" office:value-type="float" office:value="0.0833333333333329" calcext:value-type="float" table:number-columns-spanned="1" table:number-rows-spanned="2">
            <text:p>0,083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17]/ ([.I17]+[.J17])" office:value-type="float" office:value="0.857142857142857" calcext:value-type="float" table:number-columns-spanned="1" table:number-rows-spanned="2">
            <text:p>0,857</text:p>
          </table:table-cell>
          <table:table-cell table:style-name="ce73" table:formula="of:=[.I17]/([.I17]+[.I18])" office:value-type="float" office:value="0.857142857142857" calcext:value-type="float" table:number-columns-spanned="1" table:number-rows-spanned="2">
            <text:p>0,857</text:p>
          </table:table-cell>
          <table:table-cell table:style-name="ce52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7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17]/ ([.P17]+[.Q17])" office:value-type="float" office:value="0.857142857142857" calcext:value-type="float" table:number-columns-spanned="1" table:number-rows-spanned="2">
            <text:p>0,86</text:p>
          </table:table-cell>
          <table:table-cell table:style-name="ce73" table:formula="of:=[.P17]/([.P17]+[.P18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7]+[.Q18])/SUM([.P17:.Q18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7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6"/>
          <table:table-cell table:style-name="ce16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44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8]+[.Q19])/SUM([.P18:.Q19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71" table:formula="of:=[.B19]/([.B19]+[.B20])" office:value-type="float" office:value="0.857142857142857" calcext:value-type="float" table:number-columns-spanned="1" table:number-rows-spanned="2">
            <text:p>0,857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71" table:formula="of:=[.I19]/([.I19]+[.I20])" office:value-type="float" office:value="0.714285714285714" calcext:value-type="float" table:number-columns-spanned="1" table:number-rows-spanned="2">
            <text:p>0,714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71" table:formula="of:=[.P19]/([.P19]+[.P20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19]+[.Q20])/SUM([.P19:.Q20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83"/>
          <table:covered-table-cell table:style-name="ce53"/>
          <table:table-cell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71" table:formula="of:=([.P20]+[.Q21])/SUM([.P20:.Q21])" office:value-type="float" office:value="0.0540540540540541" calcext:value-type="float">
            <text:p>0,054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7" table:formula="of:=[.B21]/ ([.B21]+[.C21])" office:value-type="float" office:value="0.875" calcext:value-type="float" table:number-columns-spanned="1" table:number-rows-spanned="2">
            <text:p>0,875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7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P21]/ ([.P21]+[.Q21])" office:value-type="float" office:value="1" calcext:value-type="float" table:number-columns-spanned="1" table:number-rows-spanned="2">
            <text:p>1,000</text:p>
          </table:table-cell>
          <table:table-cell table:style-name="ce81" table:formula="of:=[.P21]/([.P21]+[.P2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37" table:formula="of:=([.P22]+[.Q23])/SUM([.P22:.Q23])" office:value-type="float" office:value="0.0333333333333333" calcext:value-type="float">
            <text:p>0</text:p>
          </table:covered-table-cell>
          <table:covered-table-cell table:style-name="ce76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1" calcext:value-type="float">
            <text:p>1,0000</text:p>
          </table:table-cell>
          <table:table-cell table:style-name="ce88" table:formula="of:=[.F3]" office:value-type="float" office:value="1" calcext:value-type="float">
            <text:p>1,0000</text:p>
          </table:table-cell>
          <table:table-cell table:style-name="ce90" table:formula="of:=[.G3]" office:value-type="float" office:value="0" calcext:value-type="float">
            <text:p>0,0000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1" calcext:value-type="float">
            <text:p>1,0000</text:p>
          </table:table-cell>
          <table:table-cell table:style-name="ce88" table:formula="of:=[.M3]" office:value-type="float" office:value="1" calcext:value-type="float">
            <text:p>1,0000</text:p>
          </table:table-cell>
          <table:table-cell table:style-name="ce88" table:formula="of:=[.N3]" office:value-type="float" office:value="0" calcext:value-type="float">
            <text:p>0,0000</text:p>
          </table:table-cell>
          <table:table-cell table:style-name="ce85" table:formula="of:=[.R3]" office:value-type="float" office:value="0.777777777777778" calcext:value-type="float">
            <text:p>0,7778</text:p>
          </table:table-cell>
          <table:table-cell table:style-name="ce88" table:formula="of:=[.S3]" office:value-type="float" office:value="1" calcext:value-type="float">
            <text:p>1,0000</text:p>
          </table:table-cell>
          <table:table-cell table:style-name="ce88" table:formula="of:=[.T3]" office:value-type="float" office:value="0.942857142857143" calcext:value-type="float">
            <text:p>0,9429</text:p>
          </table:table-cell>
          <table:table-cell table:style-name="ce90" table:formula="of:=[.U3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0.857142857142857" calcext:value-type="float">
            <text:p>0,8571</text:p>
          </table:table-cell>
          <table:table-cell table:style-name="ce88" table:formula="of:=[.F5]" office:value-type="float" office:value="0.971428571428571" calcext:value-type="float">
            <text:p>0,9714</text:p>
          </table:table-cell>
          <table:table-cell table:style-name="ce90" table:formula="of:=[.G5]" office:value-type="float" office:value="0.0285714285714289" calcext:value-type="float">
            <text:p>0,0286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0.571428571428571" calcext:value-type="float">
            <text:p>0,5714</text:p>
          </table:table-cell>
          <table:table-cell table:style-name="ce88" table:formula="of:=[.M5]" office:value-type="float" office:value="0.914285714285714" calcext:value-type="float">
            <text:p>0,9143</text:p>
          </table:table-cell>
          <table:table-cell table:style-name="ce88" table:formula="of:=[.N5]" office:value-type="float" office:value="0.085714285714286" calcext:value-type="float">
            <text:p>0,0857</text:p>
          </table:table-cell>
          <table:table-cell table:style-name="ce85" table:formula="of:=[.R5]" office:value-type="float" office:value="0.833333333333333" calcext:value-type="float">
            <text:p>0,8333</text:p>
          </table:table-cell>
          <table:table-cell table:style-name="ce88" table:formula="of:=[.S5]" office:value-type="float" office:value="0.714285714285714" calcext:value-type="float">
            <text:p>0,7143</text:p>
          </table:table-cell>
          <table:table-cell table:style-name="ce88" table:formula="of:=[.T5]" office:value-type="float" office:value="0.914285714285714" calcext:value-type="float">
            <text:p>0,9143</text:p>
          </table:table-cell>
          <table:table-cell table:style-name="ce90" table:formula="of:=[.U5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style-name="ce85" table:formula="of:=[.D7]" office:value-type="float" office:value="1" calcext:value-type="float">
            <text:p>1,0000</text:p>
          </table:table-cell>
          <table:table-cell table:style-name="ce88" table:formula="of:=[.E7]" office:value-type="float" office:value="1" calcext:value-type="float">
            <text:p>1,0000</text:p>
          </table:table-cell>
          <table:table-cell table:style-name="ce88" table:formula="of:=[.F7]" office:value-type="float" office:value="1" calcext:value-type="float">
            <text:p>1,0000</text:p>
          </table:table-cell>
          <table:table-cell table:style-name="ce90" table:formula="of:=[.G7]" office:value-type="float" office:value="0" calcext:value-type="float">
            <text:p>0,0000</text:p>
          </table:table-cell>
          <table:table-cell table:style-name="ce88" table:formula="of:=[.K7]" office:value-type="float" office:value="1" calcext:value-type="float">
            <text:p>1,0000</text:p>
          </table:table-cell>
          <table:table-cell table:style-name="ce88" table:formula="of:=[.L7]" office:value-type="float" office:value="1" calcext:value-type="float">
            <text:p>1,0000</text:p>
          </table:table-cell>
          <table:table-cell table:style-name="ce88" table:formula="of:=[.M7]" office:value-type="float" office:value="1" calcext:value-type="float">
            <text:p>1,0000</text:p>
          </table:table-cell>
          <table:table-cell table:style-name="ce88" table:formula="of:=[.N7]" office:value-type="float" office:value="0" calcext:value-type="float">
            <text:p>0,0000</text:p>
          </table:table-cell>
          <table:table-cell table:style-name="ce85" table:formula="of:=[.R7]" office:value-type="float" office:value="0.8" calcext:value-type="float">
            <text:p>0,8000</text:p>
          </table:table-cell>
          <table:table-cell table:style-name="ce88" table:formula="of:=[.S7]" office:value-type="float" office:value="0.571428571428571" calcext:value-type="float">
            <text:p>0,5714</text:p>
          </table:table-cell>
          <table:table-cell table:style-name="ce88" table:formula="of:=[.T7]" office:value-type="float" office:value="0.885714285714286" calcext:value-type="float">
            <text:p>0,8857</text:p>
          </table:table-cell>
          <table:table-cell table:style-name="ce90" table:formula="of:=[.U7]" office:value-type="float" office:value="0.114285714285714" calcext:value-type="float">
            <text:p>0,1143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9]" office:value-type="float" office:value="0" calcext:value-type="float">
            <text:p>0,0000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571428571428571" calcext:value-type="float">
            <text:p>0,5714</text:p>
          </table:table-cell>
          <table:table-cell table:style-name="ce88" table:formula="of:=[.T9]" office:value-type="float" office:value="0.914285714285714" calcext:value-type="float">
            <text:p>0,9143</text:p>
          </table:table-cell>
          <table:table-cell table:style-name="ce90" table:formula="of:=[.U9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857142857142857" calcext:value-type="float">
            <text:p>0,8571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11]" office:value-type="float" office:value="0" calcext:value-type="float">
            <text:p>0,0000</text:p>
          </table:table-cell>
          <table:table-cell table:style-name="ce85" table:formula="of:=[.R11]" office:value-type="float" office:value="0.857142857142857" calcext:value-type="float">
            <text:p>0,8571</text:p>
          </table:table-cell>
          <table:table-cell table:style-name="ce88" table:formula="of:=[.S11]" office:value-type="float" office:value="0.857142857142857" calcext:value-type="float">
            <text:p>0,8571</text:p>
          </table:table-cell>
          <table:table-cell table:style-name="ce88" table:formula="of:=[.T11]" office:value-type="float" office:value="0.942857142857143" calcext:value-type="float">
            <text:p>0,9429</text:p>
          </table:table-cell>
          <table:table-cell table:style-name="ce90" table:formula="of:=[.U11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857142857142857" calcext:value-type="float">
            <text:p>0,8571</text:p>
          </table:table-cell>
          <table:table-cell table:style-name="ce88" table:formula="of:=[.F13]" office:value-type="float" office:value="0.971428571428571" calcext:value-type="float">
            <text:p>0,9714</text:p>
          </table:table-cell>
          <table:table-cell table:style-name="ce90" table:formula="of:=[.G13]" office:value-type="float" office:value="0.0285714285714289" calcext:value-type="float">
            <text:p>0,0286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857142857142857" calcext:value-type="float">
            <text:p>0,8571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857142857142857" calcext:value-type="float">
            <text:p>0,8571</text:p>
          </table:table-cell>
          <table:table-cell table:style-name="ce88" table:formula="of:=[.T13]" office:value-type="float" office:value="0.971428571428571" calcext:value-type="float">
            <text:p>0,9714</text:p>
          </table:table-cell>
          <table:table-cell table:style-name="ce90" table:formula="of:=[.U13]" office:value-type="float" office:value="0.0285714285714286" calcext:value-type="float">
            <text:p>0,0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style-name="ce85" table:formula="of:=[.D15]" office:value-type="float" office:value="0.875" calcext:value-type="float">
            <text:p>0,8750</text:p>
          </table:table-cell>
          <table:table-cell table:style-name="ce88" table:formula="of:=[.E15]" office:value-type="float" office:value="1" calcext:value-type="float">
            <text:p>1,0000</text:p>
          </table:table-cell>
          <table:table-cell table:style-name="ce88" table:formula="of:=[.F15]" office:value-type="float" office:value="0.971428571428571" calcext:value-type="float">
            <text:p>0,9714</text:p>
          </table:table-cell>
          <table:table-cell table:style-name="ce90" table:formula="of:=[.G15]" office:value-type="float" office:value="0.0285714285714289" calcext:value-type="float">
            <text:p>0,0286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57142857142857" calcext:value-type="float">
            <text:p>0,8571</text:p>
          </table:table-cell>
          <table:table-cell table:style-name="ce88" table:formula="of:=[.M15]" office:value-type="float" office:value="0.971428571428571" calcext:value-type="float">
            <text:p>0,9714</text:p>
          </table:table-cell>
          <table:table-cell table:style-name="ce88" table:formula="of:=[.N15]" office:value-type="float" office:value="0.0285714285714289" calcext:value-type="float">
            <text:p>0,0286</text:p>
          </table:table-cell>
          <table:table-cell table:style-name="ce85" table:formula="of:=[.R15]" office:value-type="float" office:value="0.777777777777778" calcext:value-type="float">
            <text:p>0,7778</text:p>
          </table:table-cell>
          <table:table-cell table:style-name="ce88" table:formula="of:=[.S15]" office:value-type="float" office:value="1" calcext:value-type="float">
            <text:p>1,0000</text:p>
          </table:table-cell>
          <table:table-cell table:style-name="ce88" table:formula="of:=[.T15]" office:value-type="float" office:value="0.942857142857143" calcext:value-type="float">
            <text:p>0,9429</text:p>
          </table:table-cell>
          <table:table-cell table:style-name="ce90" table:formula="of:=[.U15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style-name="ce85" table:formula="of:=[.D17]" office:value-type="float" office:value="0.833333333333333" calcext:value-type="float">
            <text:p>0,8333</text:p>
          </table:table-cell>
          <table:table-cell table:style-name="ce88" table:formula="of:=[.E17]" office:value-type="float" office:value="0.714285714285714" calcext:value-type="float">
            <text:p>0,7143</text:p>
          </table:table-cell>
          <table:table-cell table:style-name="ce88" table:formula="of:=[.F17]" office:value-type="float" office:value="0.916666666666667" calcext:value-type="float">
            <text:p>0,9167</text:p>
          </table:table-cell>
          <table:table-cell table:style-name="ce90" table:formula="of:=[.G17]" office:value-type="float" office:value="0.0833333333333329" calcext:value-type="float">
            <text:p>0,0833</text:p>
          </table:table-cell>
          <table:table-cell table:style-name="ce88" table:formula="of:=[.K17]" office:value-type="float" office:value="0.857142857142857" calcext:value-type="float">
            <text:p>0,8571</text:p>
          </table:table-cell>
          <table:table-cell table:style-name="ce88" table:formula="of:=[.L17]" office:value-type="float" office:value="0.857142857142857" calcext:value-type="float">
            <text:p>0,8571</text:p>
          </table:table-cell>
          <table:table-cell table:style-name="ce88" table:formula="of:=[.M17]" office:value-type="float" office:value="0.944444444444444" calcext:value-type="float">
            <text:p>0,9444</text:p>
          </table:table-cell>
          <table:table-cell table:style-name="ce88" table:formula="of:=[.N17]" office:value-type="float" office:value="0.0555555555555559" calcext:value-type="float">
            <text:p>0,0556</text:p>
          </table:table-cell>
          <table:table-cell table:style-name="ce85" table:formula="of:=[.R17]" office:value-type="float" office:value="0.857142857142857" calcext:value-type="float">
            <text:p>0,8571</text:p>
          </table:table-cell>
          <table:table-cell table:style-name="ce88" table:formula="of:=[.S17]" office:value-type="float" office:value="0.857142857142857" calcext:value-type="float">
            <text:p>0,8571</text:p>
          </table:table-cell>
          <table:table-cell table:style-name="ce88" table:formula="of:=[.T17]" office:value-type="float" office:value="0.944444444444444" calcext:value-type="float">
            <text:p>0,9444</text:p>
          </table:table-cell>
          <table:table-cell table:style-name="ce90" table:formula="of:=[.U17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85" table:formula="of:=[.D19]" office:value-type="float" office:value="1" calcext:value-type="float">
            <text:p>1,0000</text:p>
          </table:table-cell>
          <table:table-cell table:style-name="ce88" table:formula="of:=[.E19]" office:value-type="float" office:value="0.857142857142857" calcext:value-type="float">
            <text:p>0,8571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1" calcext:value-type="float">
            <text:p>1,0000</text:p>
          </table:table-cell>
          <table:table-cell table:style-name="ce88" table:formula="of:=[.L19]" office:value-type="float" office:value="0.714285714285714" calcext:value-type="float">
            <text:p>0,7143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float" office:value="1" calcext:value-type="float">
            <text:p>1,0000</text:p>
          </table:table-cell>
          <table:table-cell table:style-name="ce88" table:formula="of:=[.S19]" office:value-type="float" office:value="0.714285714285714" calcext:value-type="float">
            <text:p>0,7143</text:p>
          </table:table-cell>
          <table:table-cell table:style-name="ce88" table:formula="of:=[.T19]" office:value-type="float" office:value="0.944444444444444" calcext:value-type="float">
            <text:p>0,9444</text:p>
          </table:table-cell>
          <table:table-cell table:style-name="ce90" table:formula="of:=[.U19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75" calcext:value-type="float">
            <text:p>0,8750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72222222222222" calcext:value-type="float">
            <text:p>0,9722</text:p>
          </table:table-cell>
          <table:table-cell table:style-name="ce91" table:formula="of:=[.G21]" office:value-type="float" office:value="0.0277777777777779" calcext:value-type="float">
            <text:p>0,0278</text:p>
          </table:table-cell>
          <table:table-cell table:style-name="ce89" table:formula="of:=[.K21]" office:value-type="float" office:value="1" calcext:value-type="float">
            <text:p>1,0000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1" calcext:value-type="float">
            <text:p>1,0000</text:p>
          </table:table-cell>
          <table:table-cell table:style-name="ce89" table:formula="of:=[.N21]" office:value-type="float" office:value="0" calcext:value-type="float">
            <text:p>0,0000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857142857142857" calcext:value-type="float">
            <text:p>0,8571</text:p>
          </table:table-cell>
          <table:table-cell table:style-name="ce89" table:formula="of:=[.T21]" office:value-type="float" office:value="0.972222222222222" calcext:value-type="float">
            <text:p>0,9722</text:p>
          </table:table-cell>
          <table:table-cell table:style-name="ce91" table:formula="of:=[.U21]" office:value-type="float" office:value="0.0277777777777778" calcext:value-type="float">
            <text:p>0,027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85" table:formula="of:=[.B43]" office:value-type="float" office:value="1" calcext:value-type="float">
            <text:p>1,0000</text:p>
          </table:table-cell>
          <table:table-cell table:style-name="ce88" table:formula="of:=[.F43]" office:value-type="float" office:value="1" calcext:value-type="float">
            <text:p>1,0000</text:p>
          </table:table-cell>
          <table:table-cell table:style-name="ce85" table:formula="of:=[.J43]" office:value-type="float" office:value="0.777777777777778" calcext:value-type="float">
            <text:p>0,7778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4]" office:value-type="float" office:value="1" calcext:value-type="float">
            <text:p>1,0000</text:p>
          </table:table-cell>
          <table:table-cell table:style-name="ce88" table:formula="of:=[.F44]" office:value-type="float" office:value="1" calcext:value-type="float">
            <text:p>1,0000</text:p>
          </table:table-cell>
          <table:table-cell table:style-name="ce85" table:formula="of:=[.J44]" office:value-type="float" office:value="0.833333333333333" calcext:value-type="float">
            <text:p>0,833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5]" office:value-type="float" office:value="1" calcext:value-type="float">
            <text:p>1,0000</text:p>
          </table:table-cell>
          <table:table-cell table:style-name="ce88" table:formula="of:=[.F45]" office:value-type="float" office:value="1" calcext:value-type="float">
            <text:p>1,0000</text:p>
          </table:table-cell>
          <table:table-cell table:style-name="ce85" table:formula="of:=[.J45]" office:value-type="float" office:value="0.8" calcext:value-type="float">
            <text:p>0,8000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54:.$B$64])" office:value-type="float" office:value="10" calcext:value-type="float">
            <text:p>10</text:p>
          </table:table-cell>
          <table:table-cell table:formula="of:=SUM([.$B$54:.$B$64])" office:value-type="float" office:value="9.58333333333333" calcext:value-type="float">
            <text:p>9,5833333333</text:p>
          </table:table-cell>
          <table:table-cell table:formula="of:=AVERAGE([.$B$54:.$B$64])" office:value-type="float" office:value="0.958333333333333" calcext:value-type="float">
            <text:p>0,9583333333</text:p>
          </table:table-cell>
          <table:table-cell table:formula="of:=VAR([.$B$54:.$B$64])" office:value-type="float" office:value="0.00462962962962963" calcext:value-type="float">
            <text:p>0,00462962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5" table:formula="of:=[.B46]" office:value-type="float" office:value="1" calcext:value-type="float">
            <text:p>1,0000</text:p>
          </table:table-cell>
          <table:table-cell table:style-name="ce88" table:formula="of:=[.F46]" office:value-type="float" office:value="1" calcext:value-type="float">
            <text:p>1,0000</text:p>
          </table:table-cell>
          <table:table-cell table:style-name="ce85" table:formula="of:=[.J46]" office:value-type="float" office:value="1" calcext:value-type="float">
            <text:p>1,0000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54:.$C$64])" office:value-type="float" office:value="10" calcext:value-type="float">
            <text:p>10</text:p>
          </table:table-cell>
          <table:table-cell table:formula="of:=SUM([.$C$54:.$C$64])" office:value-type="float" office:value="9.85714285714286" calcext:value-type="float">
            <text:p>9,8571428571</text:p>
          </table:table-cell>
          <table:table-cell table:formula="of:=AVERAGE([.$C$54:.$C$64])" office:value-type="float" office:value="0.985714285714286" calcext:value-type="float">
            <text:p>0,9857142857</text:p>
          </table:table-cell>
          <table:table-cell table:formula="of:=VAR([.$C$54:.$C$64])" office:value-type="float" office:value="0.00204081632653061" calcext:value-type="float">
            <text:p>0,0020408163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7]" office:value-type="float" office:value="1" calcext:value-type="float">
            <text:p>1,0000</text:p>
          </table:table-cell>
          <table:table-cell table:style-name="ce88" table:formula="of:=[.F47]" office:value-type="float" office:value="1" calcext:value-type="float">
            <text:p>1,0000</text:p>
          </table:table-cell>
          <table:table-cell table:style-name="ce85" table:formula="of:=[.J47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54:.$D$64])" office:value-type="float" office:value="10" calcext:value-type="float">
            <text:p>10</text:p>
          </table:table-cell>
          <table:table-cell table:formula="of:=SUM([.$D$54:.$D$64])" office:value-type="float" office:value="8.9031746031746" calcext:value-type="float">
            <text:p>8,9031746032</text:p>
          </table:table-cell>
          <table:table-cell table:formula="of:=AVERAGE([.$D$54:.$D$64])" office:value-type="float" office:value="0.89031746031746" calcext:value-type="float">
            <text:p>0,8903174603</text:p>
          </table:table-cell>
          <table:table-cell table:formula="of:=VAR([.$D$54:.$D$64])" office:value-type="float" office:value="0.00967299347722627" calcext:value-type="float">
            <text:p>0,0096729935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8]" office:value-type="float" office:value="1" calcext:value-type="float">
            <text:p>1,0000</text:p>
          </table:table-cell>
          <table:table-cell table:style-name="ce88" table:formula="of:=[.F48]" office:value-type="float" office:value="1" calcext:value-type="float">
            <text:p>1,0000</text:p>
          </table:table-cell>
          <table:table-cell table:style-name="ce85" table:formula="of:=[.J48]" office:value-type="float" office:value="1" calcext:value-type="float">
            <text:p>1,0000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9]" office:value-type="float" office:value="0.875" calcext:value-type="float">
            <text:p>0,8750</text:p>
          </table:table-cell>
          <table:table-cell table:style-name="ce88" table:formula="of:=[.F49]" office:value-type="float" office:value="1" calcext:value-type="float">
            <text:p>1,0000</text:p>
          </table:table-cell>
          <table:table-cell table:style-name="ce85" table:formula="of:=[.J49]" office:value-type="float" office:value="0.777777777777778" calcext:value-type="float">
            <text:p>0,7778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0]" office:value-type="float" office:value="0.833333333333333" calcext:value-type="float">
            <text:p>0,8333</text:p>
          </table:table-cell>
          <table:table-cell table:style-name="ce88" table:formula="of:=[.F50]" office:value-type="float" office:value="0.857142857142857" calcext:value-type="float">
            <text:p>0,8571</text:p>
          </table:table-cell>
          <table:table-cell table:style-name="ce85" table:formula="of:=[.J50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Between</text:p>
          </table:table-cell>
          <table:table-cell table:formula="of:=[.$G$64] - [.$G$63]" office:value-type="float" office:value="0.0482547661039726" calcext:value-type="float">
            <text:p>0,0482547661</text:p>
          </table:table-cell>
          <table:table-cell table:formula="of:=[.$H$64] - [.$H$63]" office:value-type="float" office:value="2" calcext:value-type="float">
            <text:p>2</text:p>
          </table:table-cell>
          <table:table-cell table:formula="of:=[.$G$62] / [.$H$62]" office:value-type="float" office:value="0.0241273830519863" calcext:value-type="float">
            <text:p>0,0241273831</text:p>
          </table:table-cell>
          <table:table-cell table:formula="of:=[.$I$62] / [.$I$63]" office:value-type="float" office:value="4.4288198607752" calcext:value-type="float">
            <text:p>4,4288198608</text:p>
          </table:table-cell>
          <table:table-cell table:formula="of:=LEGACY.FDIST([.$J$62]; [.$H$62]; [.$H$63])" office:value-type="float" office:value="0.0217049042827367" calcext:value-type="float">
            <text:p>0,0217049043</text:p>
          </table:table-cell>
          <table:table-cell table:formula="of:=LEGACY.FINV(0,05; [.$H$62]; [.$H$63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1]" office:value-type="float" office:value="1" calcext:value-type="float">
            <text:p>1,0000</text:p>
          </table:table-cell>
          <table:table-cell table:style-name="ce88" table:formula="of:=[.F51]" office:value-type="float" office:value="1" calcext:value-type="float">
            <text:p>1,0000</text:p>
          </table:table-cell>
          <table:table-cell table:style-name="ce85" table:formula="of:=[.J51]" office:value-type="float" office:value="1" calcext:value-type="float">
            <text:p>1,0000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54:.$B$64]);DEVSQ([.$C$54:.$C$64]);DEVSQ([.$D$54:.$D$64]))" office:value-type="float" office:value="0.147090954900479" calcext:value-type="float">
            <text:p>0,1470909549</text:p>
          </table:table-cell>
          <table:table-cell table:formula="of:=SUM(COUNT([.$B$54:.$B$64])-1;COUNT([.$C$54:.$C$64])-1;COUNT([.$D$54:.$D$64])-1)" office:value-type="float" office:value="27" calcext:value-type="float">
            <text:p>27</text:p>
          </table:table-cell>
          <table:table-cell table:formula="of:=[.$G$63] / [.$H$63]" office:value-type="float" office:value="0.00544781314446217" calcext:value-type="float">
            <text:p>0,0054478131</text:p>
          </table:table-cell>
          <table:table-cell table:number-columns-repeated="12"/>
        </table:table-row>
        <table:table-row table:style-name="ro2">
          <table:table-cell/>
          <table:table-cell table:style-name="ce85" table:formula="of:=[.B52]" office:value-type="float" office:value="0.875" calcext:value-type="float">
            <text:p>0,8750</text:p>
          </table:table-cell>
          <table:table-cell table:style-name="ce88" table:formula="of:=[.F52]" office:value-type="float" office:value="1" calcext:value-type="float">
            <text:p>1,0000</text:p>
          </table:table-cell>
          <table:table-cell table:style-name="ce85" table:formula="of:=[.J52]" office:value-type="float" office:value="1" calcext:value-type="float">
            <text:p>1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54:.$B$64];[.$C$54:.$C$64];[.$D$54:.$D$64])" office:value-type="float" office:value="0.195345721004451" calcext:value-type="float">
            <text:p>0,195345721</text:p>
          </table:table-cell>
          <table:table-cell table:formula="of:=SUM(COUNT([.$B$54:.$B$64]);COUNT([.$C$54:.$C$64]);COUNT([.$D$54:.$D$64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64" table:formula="of:=[.C43]" office:value-type="float" office:value="1" calcext:value-type="float">
            <text:p>1</text:p>
          </table:table-cell>
          <table:table-cell table:formula="of:=[.G43]" office:value-type="float" office:value="1" calcext:value-type="float">
            <text:p>1</text:p>
          </table:table-cell>
          <table:table-cell table:style-name="ce64" table:formula="of:=[.K43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64" table:formula="of:=[.C44]" office:value-type="float" office:value="0.857142857142857" calcext:value-type="float">
            <text:p>0,8571428571</text:p>
          </table:table-cell>
          <table:table-cell table:formula="of:=[.G44]" office:value-type="float" office:value="0.571428571428571" calcext:value-type="float">
            <text:p>0,5714285714</text:p>
          </table:table-cell>
          <table:table-cell table:style-name="ce64" table:formula="of:=[.K44]" office:value-type="float" office:value="0.714285714285714" calcext:value-type="float">
            <text:p>0,7142857143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45]" office:value-type="float" office:value="1" calcext:value-type="float">
            <text:p>1</text:p>
          </table:table-cell>
          <table:table-cell table:formula="of:=[.G45]" office:value-type="float" office:value="1" calcext:value-type="float">
            <text:p>1</text:p>
          </table:table-cell>
          <table:table-cell table:style-name="ce64" table:formula="of:=[.K45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5"/>
          <table:table-cell office:value-type="string" calcext:value-type="string">
            <text:p>RIGETTA H0 se P &gt;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style-name="ce64" table:formula="of:=[.K46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68:.$B$77])" office:value-type="float" office:value="10" calcext:value-type="float">
            <text:p>10</text:p>
          </table:table-cell>
          <table:table-cell table:formula="of:=SUM([.$B$68:.$B$77])" office:value-type="float" office:value="9.14285714285714" calcext:value-type="float">
            <text:p>9,1428571429</text:p>
          </table:table-cell>
          <table:table-cell table:formula="of:=AVERAGE([.$B$68:.$B$77])" office:value-type="float" office:value="0.914285714285714" calcext:value-type="float">
            <text:p>0,9142857143</text:p>
          </table:table-cell>
          <table:table-cell table:formula="of:=VAR([.$B$68:.$B$77])" office:value-type="float" office:value="0.00997732426303855" calcext:value-type="float">
            <text:p>0,00997732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CALL</text:p>
          </table:table-cell>
          <table:table-cell table:style-name="ce64" table:formula="of:=[.C47]" office:value-type="float" office:value="0.857142857142857" calcext:value-type="float">
            <text:p>0,8571428571</text:p>
          </table:table-cell>
          <table:table-cell table:formula="of:=[.G47]" office:value-type="float" office:value="1" calcext:value-type="float">
            <text:p>1</text:p>
          </table:table-cell>
          <table:table-cell table:style-name="ce64" table:formula="of:=[.K47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68:.$C$77])" office:value-type="float" office:value="10" calcext:value-type="float">
            <text:p>10</text:p>
          </table:table-cell>
          <table:table-cell table:formula="of:=SUM([.$C$68:.$C$77])" office:value-type="float" office:value="8.85714285714286" calcext:value-type="float">
            <text:p>8,8571428571</text:p>
          </table:table-cell>
          <table:table-cell table:formula="of:=AVERAGE([.$C$68:.$C$77])" office:value-type="float" office:value="0.885714285714286" calcext:value-type="float">
            <text:p>0,8857142857</text:p>
          </table:table-cell>
          <table:table-cell table:formula="of:=VAR([.$C$68:.$C$77])" office:value-type="float" office:value="0.0217687074829932" calcext:value-type="float">
            <text:p>0,0217687075</text:p>
          </table:table-cell>
          <table:table-cell table:number-columns-repeated="5"/>
          <table:table-cell office:value-type="string" calcext:value-type="string">
            <text:p>P-Value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8]" office:value-type="float" office:value="0.857142857142857" calcext:value-type="float">
            <text:p>0,8571428571</text:p>
          </table:table-cell>
          <table:table-cell table:formula="of:=[.G48]" office:value-type="float" office:value="0.857142857142857" calcext:value-type="float">
            <text:p>0,8571428571</text:p>
          </table:table-cell>
          <table:table-cell table:style-name="ce64" table:formula="of:=[.K48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68:.$D$77])" office:value-type="float" office:value="10" calcext:value-type="float">
            <text:p>10</text:p>
          </table:table-cell>
          <table:table-cell table:formula="of:=SUM([.$D$68:.$D$77])" office:value-type="float" office:value="8" calcext:value-type="float">
            <text:p>8</text:p>
          </table:table-cell>
          <table:table-cell table:formula="of:=AVERAGE([.$D$68:.$D$77])" office:value-type="float" office:value="0.8" calcext:value-type="float">
            <text:p>0,8</text:p>
          </table:table-cell>
          <table:table-cell table:formula="of:=VAR([.$D$68:.$D$77])" office:value-type="float" office:value="0.0235827664399093" calcext:value-type="float">
            <text:p>0,0235827664</text:p>
          </table:table-cell>
          <table:table-cell table:number-columns-repeated="11"/>
        </table:table-row>
        <table:table-row table:style-name="ro2">
          <table:table-cell/>
          <table:table-cell table:style-name="ce64" table:formula="of:=[.C49]" office:value-type="float" office:value="1" calcext:value-type="float">
            <text:p>1</text:p>
          </table:table-cell>
          <table:table-cell table:formula="of:=[.G49]" office:value-type="float" office:value="0.857142857142857" calcext:value-type="float">
            <text:p>0,8571428571</text:p>
          </table:table-cell>
          <table:table-cell table:style-name="ce64" table:formula="of:=[.K49]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50]" office:value-type="float" office:value="0.714285714285714" calcext:value-type="float">
            <text:p>0,7142857143</text:p>
          </table:table-cell>
          <table:table-cell table:formula="of:=[.G50]" office:value-type="float" office:value="0.857142857142857" calcext:value-type="float">
            <text:p>0,8571428571</text:p>
          </table:table-cell>
          <table:table-cell table:style-name="ce64" table:formula="of:=[.K50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1]" office:value-type="float" office:value="0.857142857142857" calcext:value-type="float">
            <text:p>0,8571428571</text:p>
          </table:table-cell>
          <table:table-cell table:formula="of:=[.G51]" office:value-type="float" office:value="0.714285714285714" calcext:value-type="float">
            <text:p>0,7142857143</text:p>
          </table:table-cell>
          <table:table-cell table:style-name="ce64" table:formula="of:=[.K51]" office:value-type="float" office:value="0.714285714285714" calcext:value-type="float">
            <text:p>0,7142857143</text:p>
          </table:table-cell>
          <table:table-cell/>
          <table:table-cell office:value-type="string" calcext:value-type="string">
            <text:p>Between</text:p>
          </table:table-cell>
          <table:table-cell table:formula="of:=[.$G$78] - [.$G$77]" office:value-type="float" office:value="0.0707482993197283" calcext:value-type="float">
            <text:p>0,0707482993</text:p>
          </table:table-cell>
          <table:table-cell table:formula="of:=[.$H$78] - [.$H$77]" office:value-type="float" office:value="2" calcext:value-type="float">
            <text:p>2</text:p>
          </table:table-cell>
          <table:table-cell table:formula="of:=[.$G$76] / [.$H$76]" office:value-type="float" office:value="0.0353741496598642" calcext:value-type="float">
            <text:p>0,0353741497</text:p>
          </table:table-cell>
          <table:table-cell table:formula="of:=[.$I$76] / [.$I$77]" office:value-type="float" office:value="1.91803278688525" calcext:value-type="float">
            <text:p>1,9180327869</text:p>
          </table:table-cell>
          <table:table-cell table:formula="of:=LEGACY.FDIST([.$J$76]; [.$H$76]; [.$H$77])" office:value-type="float" office:value="0.166385259681142" calcext:value-type="float">
            <text:p>0,1663852597</text:p>
          </table:table-cell>
          <table:table-cell table:formula="of:=LEGACY.FINV(0,05; [.$H$76]; [.$H$77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2]" office:value-type="float" office:value="1" calcext:value-type="float">
            <text:p>1</text:p>
          </table:table-cell>
          <table:table-cell table:formula="of:=[.G52]" office:value-type="float" office:value="1" calcext:value-type="float">
            <text:p>1</text:p>
          </table:table-cell>
          <table:table-cell table:style-name="ce64" table:formula="of:=[.K52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68:.$B$77]);DEVSQ([.$C$68:.$C$77]);DEVSQ([.$D$68:.$D$77]))" office:value-type="float" office:value="0.49795918367347" calcext:value-type="float">
            <text:p>0,4979591837</text:p>
          </table:table-cell>
          <table:table-cell table:formula="of:=SUM(COUNT([.$B$68:.$B$77])-1;COUNT([.$C$68:.$C$77])-1;COUNT([.$D$68:.$D$77])-1)" office:value-type="float" office:value="27" calcext:value-type="float">
            <text:p>27</text:p>
          </table:table-cell>
          <table:table-cell table:formula="of:=[.$G$77] / [.$H$77]" office:value-type="float" office:value="0.018442932728647" calcext:value-type="float">
            <text:p>0,0184429327</text:p>
          </table:table-cell>
          <table:table-cell table:number-columns-repeated="12"/>
        </table:table-row>
        <table:table-row table:style-name="ro2">
          <table:table-cell/>
          <table:table-cell table:style-name="ce64"/>
          <table:table-cell/>
          <table:table-cell table:style-name="ce64"/>
          <table:table-cell/>
          <table:table-cell office:value-type="string" calcext:value-type="string">
            <text:p>Totale</text:p>
          </table:table-cell>
          <table:table-cell table:formula="of:=DEVSQ([.$B$68:.$B$77];[.$C$68:.$C$77];[.$D$68:.$D$77])" office:value-type="float" office:value="0.568707482993198" calcext:value-type="float">
            <text:p>0,568707483</text:p>
          </table:table-cell>
          <table:table-cell table:formula="of:=SUM(COUNT([.$B$68:.$B$77]);COUNT([.$C$68:.$C$77]);COUNT([.$D$68:.$D$77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99" table:formula="of:=[.E43]" office:value-type="float" office:value="0" calcext:value-type="float">
            <text:p>0,00000</text:p>
          </table:table-cell>
          <table:table-cell table:style-name="ce99" table:formula="of:=[.I43]" office:value-type="float" office:value="0" calcext:value-type="float">
            <text:p>0,00000</text:p>
          </table:table-cell>
          <table:table-cell table:style-name="ce100" table:formula="of:=[.M43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99" table:formula="of:=[.E44]" office:value-type="float" office:value="0.0285714285714289" calcext:value-type="float">
            <text:p>0,02857</text:p>
          </table:table-cell>
          <table:table-cell table:style-name="ce99" table:formula="of:=[.I44]" office:value-type="float" office:value="0.085714285714286" calcext:value-type="float">
            <text:p>0,08571</text:p>
          </table:table-cell>
          <table:table-cell table:style-name="ce100" table:formula="of:=[.M44]" office:value-type="float" office:value="0.0857142857142858" calcext:value-type="float">
            <text:p>0,0857</text:p>
          </table:table-cell>
          <table:table-cell table:number-columns-repeated="17"/>
        </table:table-row>
        <table:table-row table:style-name="ro2">
          <table:table-cell/>
          <table:table-cell table:style-name="ce99" table:formula="of:=[.E45]" office:value-type="float" office:value="0" calcext:value-type="float">
            <text:p>0,00000</text:p>
          </table:table-cell>
          <table:table-cell table:style-name="ce99" table:formula="of:=[.I45]" office:value-type="float" office:value="0" calcext:value-type="float">
            <text:p>0,00000</text:p>
          </table:table-cell>
          <table:table-cell table:style-name="ce100" table:formula="of:=[.M45]" office:value-type="float" office:value="0.114285714285714" calcext:value-type="float">
            <text:p>0,114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6]" office:value-type="float" office:value="0" calcext:value-type="float">
            <text:p>0,00000</text:p>
          </table:table-cell>
          <table:table-cell table:style-name="ce99" table:formula="of:=[.I46]" office:value-type="float" office:value="0" calcext:value-type="float">
            <text:p>0,00000</text:p>
          </table:table-cell>
          <table:table-cell table:style-name="ce100" table:formula="of:=[.M46]" office:value-type="float" office:value="0.0857142857142858" calcext:value-type="float">
            <text:p>0,0857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81:.$B$91])" office:value-type="float" office:value="11" calcext:value-type="float">
            <text:p>11</text:p>
          </table:table-cell>
          <table:table-cell table:formula="of:=SUM([.$B$81:.$B$91])" office:value-type="float" office:value="0.253603174603175" calcext:value-type="float">
            <text:p>0,2536031746</text:p>
          </table:table-cell>
          <table:table-cell table:formula="of:=AVERAGE([.$B$81:.$B$91])" office:value-type="float" office:value="0.0230548340548341" calcext:value-type="float">
            <text:p>0,0230548341</text:p>
          </table:table-cell>
          <table:table-cell table:formula="of:=VAR([.$B$81:.$B$91])" office:value-type="float" office:value="0.000593085480656906" calcext:value-type="float">
            <text:p>0,00059308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RR</text:p>
          </table:table-cell>
          <table:table-cell table:style-name="ce99" table:formula="of:=[.E47]" office:value-type="float" office:value="0.029" calcext:value-type="float">
            <text:p>0,02900</text:p>
          </table:table-cell>
          <table:table-cell table:style-name="ce99" table:formula="of:=[.I47]" office:value-type="float" office:value="0" calcext:value-type="float">
            <text:p>0,00000</text:p>
          </table:table-cell>
          <table:table-cell table:style-name="ce100" table:formula="of:=[.M47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81:.$C$91])" office:value-type="float" office:value="11" calcext:value-type="float">
            <text:p>11</text:p>
          </table:table-cell>
          <table:table-cell table:formula="of:=SUM([.$C$81:.$C$91])" office:value-type="float" office:value="0.253968253968256" calcext:value-type="float">
            <text:p>0,253968254</text:p>
          </table:table-cell>
          <table:table-cell table:formula="of:=AVERAGE([.$C$81:.$C$91])" office:value-type="float" office:value="0.0230880230880232" calcext:value-type="float">
            <text:p>0,0230880231</text:p>
          </table:table-cell>
          <table:table-cell table:formula="of:=VAR([.$C$81:.$C$91])" office:value-type="float" office:value="0.000928880643166366" calcext:value-type="float">
            <text:p>0,0009288806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8]" office:value-type="float" office:value="0.0285714285714289" calcext:value-type="float">
            <text:p>0,02857</text:p>
          </table:table-cell>
          <table:table-cell table:style-name="ce99" table:formula="of:=[.I48]" office:value-type="float" office:value="0.0285714285714289" calcext:value-type="float">
            <text:p>0,02857</text:p>
          </table:table-cell>
          <table:table-cell table:style-name="ce100" table:formula="of:=[.M48]" office:value-type="float" office:value="0.0285714285714286" calcext:value-type="float">
            <text:p>0,0286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81:.$D$91])" office:value-type="float" office:value="11" calcext:value-type="float">
            <text:p>11</text:p>
          </table:table-cell>
          <table:table-cell table:formula="of:=SUM([.$D$81:.$D$91])" office:value-type="float" office:value="0.624603174603175" calcext:value-type="float">
            <text:p>0,6246031746</text:p>
          </table:table-cell>
          <table:table-cell table:formula="of:=AVERAGE([.$D$81:.$D$91])" office:value-type="float" office:value="0.0567821067821068" calcext:value-type="float">
            <text:p>0,0567821068</text:p>
          </table:table-cell>
          <table:table-cell table:formula="of:=VAR([.$D$81:.$D$91])" office:value-type="float" office:value="0.000984550722645958" calcext:value-type="float">
            <text:p>0,0009845507</text:p>
          </table:table-cell>
          <table:table-cell table:number-columns-repeated="11"/>
        </table:table-row>
        <table:table-row table:style-name="ro2">
          <table:table-cell/>
          <table:table-cell table:style-name="ce99" table:formula="of:=[.E49]" office:value-type="float" office:value="0.0285714285714289" calcext:value-type="float">
            <text:p>0,02857</text:p>
          </table:table-cell>
          <table:table-cell table:style-name="ce99" table:formula="of:=[.I49]" office:value-type="float" office:value="0.0285714285714289" calcext:value-type="float">
            <text:p>0,02857</text:p>
          </table:table-cell>
          <table:table-cell table:style-name="ce100" table:formula="of:=[.M49]" office:value-type="float" office:value="0.0571428571428572" calcext:value-type="float">
            <text:p>0,0571</text:p>
          </table:table-cell>
          <table:table-cell table:number-columns-repeated="17"/>
        </table:table-row>
        <table:table-row table:style-name="ro2">
          <table:table-cell/>
          <table:table-cell table:style-name="ce99" table:formula="of:=[.E50]" office:value-type="float" office:value="0.0833333333333329" calcext:value-type="float">
            <text:p>0,08333</text:p>
          </table:table-cell>
          <table:table-cell table:style-name="ce99" table:formula="of:=[.I50]" office:value-type="float" office:value="0.0555555555555559" calcext:value-type="float">
            <text:p>0,05556</text:p>
          </table:table-cell>
          <table:table-cell table:style-name="ce100" table:formula="of:=[.M50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99" table:formula="of:=[.E51]" office:value-type="float" office:value="0.0277777777777779" calcext:value-type="float">
            <text:p>0,02778</text:p>
          </table:table-cell>
          <table:table-cell table:style-name="ce99" table:formula="of:=[.I51]" office:value-type="float" office:value="0.0555555555555559" calcext:value-type="float">
            <text:p>0,05556</text:p>
          </table:table-cell>
          <table:table-cell table:style-name="ce100" table:formula="of:=[.M51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Between</text:p>
          </table:table-cell>
          <table:table-cell table:formula="of:=[.$G$91] - [.$G$90]" office:value-type="float" office:value="0.0083336781114241" calcext:value-type="float">
            <text:p>0,0083336781</text:p>
          </table:table-cell>
          <table:table-cell table:formula="of:=[.$H$91] - [.$H$90]" office:value-type="float" office:value="2" calcext:value-type="float">
            <text:p>2</text:p>
          </table:table-cell>
          <table:table-cell table:formula="of:=[.$G$89] / [.$H$89]" office:value-type="float" office:value="0.00416683905571205" calcext:value-type="float">
            <text:p>0,0041668391</text:p>
          </table:table-cell>
          <table:table-cell table:formula="of:=[.$I$89] / [.$I$90]" office:value-type="float" office:value="4.98720652316573" calcext:value-type="float">
            <text:p>4,9872065232</text:p>
          </table:table-cell>
          <table:table-cell table:formula="of:=LEGACY.FDIST([.$J$89]; [.$H$89]; [.$H$90])" office:value-type="float" office:value="0.0134923434136929" calcext:value-type="float">
            <text:p>0,0134923434</text:p>
          </table:table-cell>
          <table:table-cell table:formula="of:=LEGACY.FINV(0,05; [.$H$89]; [.$H$90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99" table:formula="of:=[.E52]" office:value-type="float" office:value="0.0277777777777779" calcext:value-type="float">
            <text:p>0,02778</text:p>
          </table:table-cell>
          <table:table-cell table:style-name="ce99" table:formula="of:=[.I52]" office:value-type="float" office:value="0" calcext:value-type="float">
            <text:p>0,00000</text:p>
          </table:table-cell>
          <table:table-cell table:style-name="ce100" table:formula="of:=[.M52]" office:value-type="float" office:value="0.0277777777777778" calcext:value-type="float">
            <text:p>0,0278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81:.$B$91]);DEVSQ([.$C$81:.$C$91]);DEVSQ([.$D$81:.$D$91]))" office:value-type="float" office:value="0.0250651684646923" calcext:value-type="float">
            <text:p>0,0250651685</text:p>
          </table:table-cell>
          <table:table-cell table:formula="of:=SUM(COUNT([.$B$81:.$B$91])-1;COUNT([.$C$81:.$C$91])-1;COUNT([.$D$81:.$D$91])-1)" office:value-type="float" office:value="30" calcext:value-type="float">
            <text:p>30</text:p>
          </table:table-cell>
          <table:table-cell table:formula="of:=[.$G$90] / [.$H$90]" office:value-type="float" office:value="0.000835505615489743" calcext:value-type="float">
            <text:p>0,0008355056</text:p>
          </table:table-cell>
          <table:table-cell table:number-columns-repeated="12"/>
        </table:table-row>
        <table:table-row table:style-name="ro2">
          <table:table-cell/>
          <table:table-cell table:style-name="ce99" table:formula="of:=[.E53]" office:value-type="float" office:value="0" calcext:value-type="float">
            <text:p>0,00000</text:p>
          </table:table-cell>
          <table:table-cell table:style-name="ce99" table:formula="of:=[.I53]" office:value-type="float" office:value="0" calcext:value-type="float">
            <text:p>0,00000</text:p>
          </table:table-cell>
          <table:table-cell table:style-name="ce100" table:formula="of:=[.M53]" office:value-type="float" office:value="0" calcext:value-type="float">
            <text:p>0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81:.$B$91];[.$C$81:.$C$91];[.$D$81:.$D$91])" office:value-type="float" office:value="0.0333988465761164" calcext:value-type="float">
            <text:p>0,0333988466</text:p>
          </table:table-cell>
          <table:table-cell table:formula="of:=SUM(COUNT([.$B$81:.$B$91]);COUNT([.$C$81:.$C$91]);COUNT([.$D$81:.$D$91])) - 1" office:value-type="float" office:value="32" calcext:value-type="float">
            <text:p>3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1:29:48.6348800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8T15:52:01.458444359</dc:date>
    <dc:creator>Simo </dc:creator>
    <meta:editing-duration>PT5H10M41S</meta:editing-duration>
    <meta:editing-cycles>25</meta:editing-cycles>
    <meta:generator>LibreOffice/4.2.4.2$Linux_X86_64 LibreOffice_project/420m0$Build-2</meta:generator>
    <meta:document-statistic meta:table-count="4" meta:cell-count="191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Elsevier.A42:Elsevier.A52 Elsevier.J41:Elsevier.J41 Elsevier.J43:Elsevier.J52 Elsevier.B41:Elsevier.B41 Elsevier.B43:Elsevier.B52 Elsevier.F41:Elsevier.F41 Elsevier.F43:Elsevie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4cm" svg:y="1.478cm" svg:width="10.971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J43:Elsevier.J52" chart:label-cell-address="Elsevier.J41:Elsevier.J41" chart:class="chart:scatter">
            <chart:data-point chart:repeated="10"/>
          </chart:series>
          <chart:series chart:style-name="ch11" chart:values-cell-range-address="Elsevier.B43:Elsevier.B52" chart:label-cell-address="Elsevier.B41:Elsevier.B41" chart:class="chart:scatter">
            <chart:data-point chart:repeated="10"/>
          </chart:series>
          <chart:series chart:style-name="ch12" chart:values-cell-range-address="Elsevier.F43:Elsevie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1">
                <text:p>1</text:p>
                <draw:g>
                  <svg:desc>Elsevier.J43:Elsevier.J52</svg:desc>
                </draw:g>
              </table:table-cell>
              <table:table-cell office:value-type="float" office:value="1">
                <text:p>1</text:p>
                <draw:g>
                  <svg:desc>Elsevier.B43:Elsevier.B52</svg:desc>
                </draw:g>
              </table:table-cell>
              <table:table-cell office:value-type="float" office:value="1">
                <text:p>1</text:p>
                <draw:g>
                  <svg:desc>Elsevier.F43:Elsevie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MLJ.A43:MLJ.A52 MLJ.J41:MLJ.J41 MLJ.K43:MLJ.K52 MLJ.B41:MLJ.B41 MLJ.C43:MLJ.C52 MLJ.F41:MLJ.F41 MLJ.G43:MLJ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.A43:MLJ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.K43:MLJ.K52" chart:label-cell-address="MLJ.J41:MLJ.J41" chart:class="chart:scatter">
            <chart:data-point chart:repeated="10"/>
          </chart:series>
          <chart:series chart:style-name="ch11" chart:values-cell-range-address="MLJ.C43:MLJ.C52" chart:label-cell-address="MLJ.B41:MLJ.B41" chart:class="chart:scatter">
            <chart:data-point chart:repeated="10"/>
          </chart:series>
          <chart:series chart:style-name="ch12" chart:values-cell-range-address="MLJ.G43:MLJ.G52" chart:label-cell-address="MLJ.F41:MLJ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.J41:MLJ.J41</svg:desc>
                </draw:g>
              </table:table-cell>
              <table:table-cell office:value-type="string">
                <text:p>ALEPH</text:p>
                <draw:g>
                  <svg:desc>MLJ.B41:MLJ.B41</svg:desc>
                </draw:g>
              </table:table-cell>
              <table:table-cell office:value-type="string">
                <text:p>PROGOL</text:p>
                <draw:g>
                  <svg:desc>MLJ.F41:MLJ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.A43:MLJ.A52</svg:desc>
                </draw:g>
              </table:table-cell>
              <table:table-cell office:value-type="float" office:value="0.0833333333333333">
                <text:p>0.0833333333333333</text:p>
                <draw:g>
                  <svg:desc>MLJ.K43:MLJ.K52</svg:desc>
                </draw:g>
              </table:table-cell>
              <table:table-cell office:value-type="float" office:value="0.916666666666667">
                <text:p>0.916666666666667</text:p>
                <draw:g>
                  <svg:desc>MLJ.C43:MLJ.C52</svg:desc>
                </draw:g>
              </table:table-cell>
              <table:table-cell office:value-type="float" office:value="0.916666666666667">
                <text:p>0.916666666666667</text:p>
                <draw:g>
                  <svg:desc>MLJ.G43:MLJ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MLJ.A43:MLJ.A52 MLJ.J41:MLJ.J41 MLJ.M43:MLJ.M52 MLJ.B41:MLJ.B41 MLJ.E43:MLJ.E52 MLJ.F41:MLJ.F41 MLJ.I43:MLJ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.A43:MLJ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.M43:MLJ.M52" chart:label-cell-address="MLJ.J41:MLJ.J41" chart:class="chart:scatter">
            <chart:data-point chart:repeated="10"/>
          </chart:series>
          <chart:series chart:style-name="ch11" chart:values-cell-range-address="MLJ.E43:MLJ.E52" chart:label-cell-address="MLJ.B41:MLJ.B41" chart:class="chart:scatter">
            <chart:data-point chart:repeated="10"/>
          </chart:series>
          <chart:series chart:style-name="ch12" chart:values-cell-range-address="MLJ.I43:MLJ.I52" chart:label-cell-address="MLJ.F41:MLJ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.J41:MLJ.J41</svg:desc>
                </draw:g>
              </table:table-cell>
              <table:table-cell office:value-type="string">
                <text:p>ALEPH</text:p>
                <draw:g>
                  <svg:desc>MLJ.B41:MLJ.B41</svg:desc>
                </draw:g>
              </table:table-cell>
              <table:table-cell office:value-type="string">
                <text:p>PROGOL</text:p>
                <draw:g>
                  <svg:desc>MLJ.F41:MLJ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.A43:MLJ.A52</svg:desc>
                </draw:g>
              </table:table-cell>
              <table:table-cell office:value-type="float" office:value="0.342857142857143">
                <text:p>0.342857142857143</text:p>
                <draw:g>
                  <svg:desc>MLJ.M43:MLJ.M52</svg:desc>
                </draw:g>
              </table:table-cell>
              <table:table-cell office:value-type="float" office:value="0.0285714285714289">
                <text:p>0.0285714285714289</text:p>
                <draw:g>
                  <svg:desc>MLJ.E43:MLJ.E52</svg:desc>
                </draw:g>
              </table:table-cell>
              <table:table-cell office:value-type="float" office:value="0.0285714285714289">
                <text:p>0.0285714285714289</text:p>
                <draw:g>
                  <svg:desc>MLJ.I43:MLJ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MLJ.A43:MLJ.A52 MLJ.J41:MLJ.J41 MLJ.L43:MLJ.L52 MLJ.B41:MLJ.B41 MLJ.D43:MLJ.D52 MLJ.F41:MLJ.F41 MLJ.H43:MLJ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.A43:MLJ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.L43:MLJ.L52" chart:label-cell-address="MLJ.J41:MLJ.J41" chart:class="chart:scatter">
            <chart:data-point chart:repeated="10"/>
          </chart:series>
          <chart:series chart:style-name="ch11" chart:values-cell-range-address="MLJ.D43:MLJ.D52" chart:label-cell-address="MLJ.B41:MLJ.B41" chart:class="chart:scatter">
            <chart:data-point chart:repeated="10"/>
          </chart:series>
          <chart:series chart:style-name="ch12" chart:values-cell-range-address="MLJ.H43:MLJ.H52" chart:label-cell-address="MLJ.F41:MLJ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.J41:MLJ.J41</svg:desc>
                </draw:g>
              </table:table-cell>
              <table:table-cell office:value-type="string">
                <text:p>ALEPH</text:p>
                <draw:g>
                  <svg:desc>MLJ.B41:MLJ.B41</svg:desc>
                </draw:g>
              </table:table-cell>
              <table:table-cell office:value-type="string">
                <text:p>PROGOL</text:p>
                <draw:g>
                  <svg:desc>MLJ.F41:MLJ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.A43:MLJ.A52</svg:desc>
                </draw:g>
              </table:table-cell>
              <table:table-cell office:value-type="float" office:value="0.657142857142857">
                <text:p>0.657142857142857</text:p>
                <draw:g>
                  <svg:desc>MLJ.L43:MLJ.L52</svg:desc>
                </draw:g>
              </table:table-cell>
              <table:table-cell office:value-type="float" office:value="0.971428571428571">
                <text:p>0.971428571428571</text:p>
                <draw:g>
                  <svg:desc>MLJ.D43:MLJ.D52</svg:desc>
                </draw:g>
              </table:table-cell>
              <table:table-cell office:value-type="float" office:value="0.971428571428571">
                <text:p>0.971428571428571</text:p>
                <draw:g>
                  <svg:desc>MLJ.H43:MLJ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971">
                <text:p>0.9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NaN">
                <text:p>NaN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SVLN.A43:SVLN.B52 SVLN.J41:SVLN.J41 SVLN.J43:SVLN.J52 SVLN.B41:SVLN.B41 SVLN.F41:SVLN.F41 SVLN.F43:SVLN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J43:SVLN.J52" chart:label-cell-address="SVLN.J41:SVLN.J41" chart:class="chart:scatter">
            <chart:data-point chart:repeated="10"/>
          </chart:series>
          <chart:series chart:style-name="ch11" chart:values-cell-range-address="SVLN.B43:SVLN.B52" chart:label-cell-address="SVLN.B41:SVLN.B41" chart:class="chart:scatter">
            <chart:data-point chart:repeated="10"/>
          </chart:series>
          <chart:series chart:style-name="ch12" chart:values-cell-range-address="SVLN.F43:SVLN.F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777777777777778">
                <text:p>0.777777777777778</text:p>
                <draw:g>
                  <svg:desc>SVLN.J43:SVLN.J52</svg:desc>
                </draw:g>
              </table:table-cell>
              <table:table-cell office:value-type="float" office:value="1">
                <text:p>1</text:p>
                <draw:g>
                  <svg:desc>SVLN.B43:SVLN.B52</svg:desc>
                </draw:g>
              </table:table-cell>
              <table:table-cell office:value-type="float" office:value="1">
                <text:p>1</text:p>
                <draw:g>
                  <svg:desc>SVLN.F43:SVLN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K43:SVLN.K52 SVLN.B41:SVLN.B41 SVLN.C43:SVLN.C52 SVLN.F41:SVLN.F41 SVLN.G43:SVLN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K43:SVLN.K52" chart:label-cell-address="SVLN.J41:SVLN.J41" chart:class="chart:scatter">
            <chart:data-point chart:repeated="10"/>
          </chart:series>
          <chart:series chart:style-name="ch11" chart:values-cell-range-address="SVLN.C43:SVLN.C52" chart:label-cell-address="SVLN.B41:SVLN.B41" chart:class="chart:scatter">
            <chart:data-point chart:repeated="10"/>
          </chart:series>
          <chart:series chart:style-name="ch12" chart:values-cell-range-address="SVLN.G43:SVLN.G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1">
                <text:p>1</text:p>
                <draw:g>
                  <svg:desc>SVLN.K43:SVLN.K52</svg:desc>
                </draw:g>
              </table:table-cell>
              <table:table-cell office:value-type="float" office:value="1">
                <text:p>1</text:p>
                <draw:g>
                  <svg:desc>SVLN.C43:SVLN.C52</svg:desc>
                </draw:g>
              </table:table-cell>
              <table:table-cell office:value-type="float" office:value="1">
                <text:p>1</text:p>
                <draw:g>
                  <svg:desc>SVLN.G43:SVLN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M43:SVLN.M52 SVLN.B41:SVLN.B41 SVLN.E43:SVLN.E52 SVLN.F41:SVLN.F41 SVLN.I43:SVLN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M43:SVLN.M52" chart:label-cell-address="SVLN.J41:SVLN.J41" chart:class="chart:scatter">
            <chart:data-point chart:repeated="10"/>
          </chart:series>
          <chart:series chart:style-name="ch11" chart:values-cell-range-address="SVLN.E43:SVLN.E52" chart:label-cell-address="SVLN.B41:SVLN.B41" chart:class="chart:scatter">
            <chart:data-point chart:repeated="10"/>
          </chart:series>
          <chart:series chart:style-name="ch12" chart:values-cell-range-address="SVLN.I43:SVLN.I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0571428571428572">
                <text:p>0.0571428571428572</text:p>
                <draw:g>
                  <svg:desc>SVLN.M43:SVLN.M52</svg:desc>
                </draw:g>
              </table:table-cell>
              <table:table-cell office:value-type="float" office:value="0">
                <text:p>0</text:p>
                <draw:g>
                  <svg:desc>SVLN.E43:SVLN.E52</svg:desc>
                </draw:g>
              </table:table-cell>
              <table:table-cell office:value-type="float" office:value="0">
                <text:p>0</text:p>
                <draw:g>
                  <svg:desc>SVLN.I43:SVLN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85714285714286">
                <text:p>0.085714285714286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29">
                <text:p>0.083333333333332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L43:SVLN.L52 SVLN.B41:SVLN.B41 SVLN.D43:SVLN.D52 SVLN.F41:SVLN.F41 SVLN.H43:SVLN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L43:SVLN.L52" chart:label-cell-address="SVLN.J41:SVLN.J41" chart:class="chart:scatter">
            <chart:data-point chart:repeated="10"/>
          </chart:series>
          <chart:series chart:style-name="ch11" chart:values-cell-range-address="SVLN.D43:SVLN.D52" chart:label-cell-address="SVLN.B41:SVLN.B41" chart:class="chart:scatter">
            <chart:data-point chart:repeated="10"/>
          </chart:series>
          <chart:series chart:style-name="ch12" chart:values-cell-range-address="SVLN.H43:SVLN.H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42857142857143">
                <text:p>0.942857142857143</text:p>
                <draw:g>
                  <svg:desc>SVLN.L43:SVLN.L52</svg:desc>
                </draw:g>
              </table:table-cell>
              <table:table-cell office:value-type="float" office:value="1">
                <text:p>1</text:p>
                <draw:g>
                  <svg:desc>SVLN.D43:SVLN.D52</svg:desc>
                </draw:g>
              </table:table-cell>
              <table:table-cell office:value-type="float" office:value="1">
                <text:p>1</text:p>
                <draw:g>
                  <svg:desc>SVLN.H43:SVLN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">
                <text:p>0.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K43:Elsevier.K52 Elsevier.B41:Elsevier.B41 Elsevier.C43:Elsevier.C52 Elsevier.F41:Elsevier.F41 Elsevier.G43:Elsevie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K43:Elsevier.K52" chart:label-cell-address="Elsevier.J41:Elsevier.J41" chart:class="chart:scatter">
            <chart:data-point chart:repeated="10"/>
          </chart:series>
          <chart:series chart:style-name="ch11" chart:values-cell-range-address="Elsevier.C43:Elsevier.C52" chart:label-cell-address="Elsevier.B41:Elsevier.B41" chart:class="chart:scatter">
            <chart:data-point chart:repeated="10"/>
          </chart:series>
          <chart:series chart:style-name="ch12" chart:values-cell-range-address="Elsevier.G43:Elsevie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833333333333333">
                <text:p>0.833333333333333</text:p>
                <draw:g>
                  <svg:desc>Elsevier.K43:Elsevier.K52</svg:desc>
                </draw:g>
              </table:table-cell>
              <table:table-cell office:value-type="float" office:value="1">
                <text:p>1</text:p>
                <draw:g>
                  <svg:desc>Elsevier.C43:Elsevier.C52</svg:desc>
                </draw:g>
              </table:table-cell>
              <table:table-cell office:value-type="float" office:value="1">
                <text:p>1</text:p>
                <draw:g>
                  <svg:desc>Elsevier.G43:Elsevie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M43:Elsevier.M52 Elsevier.B41:Elsevier.B41 Elsevier.E43:Elsevier.E52 Elsevier.F41:Elsevier.F41 Elsevier.I43:Elsevie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M43:Elsevier.M52" chart:label-cell-address="Elsevier.J41:Elsevier.J41" chart:class="chart:scatter">
            <chart:data-point chart:repeated="10"/>
          </chart:series>
          <chart:series chart:style-name="ch11" chart:values-cell-range-address="Elsevier.E43:Elsevier.E52" chart:label-cell-address="Elsevier.B41:Elsevier.B41" chart:class="chart:scatter">
            <chart:data-point chart:repeated="10"/>
          </chart:series>
          <chart:series chart:style-name="ch12" chart:values-cell-range-address="Elsevier.I43:Elsevie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M43:Elsevier.M52</svg:desc>
                </draw:g>
              </table:table-cell>
              <table:table-cell office:value-type="float" office:value="0">
                <text:p>0</text:p>
                <draw:g>
                  <svg:desc>Elsevier.E43:Elsevier.E52</svg:desc>
                </draw:g>
              </table:table-cell>
              <table:table-cell office:value-type="float" office:value="0">
                <text:p>0</text:p>
                <draw:g>
                  <svg:desc>Elsevier.I43:Elsevie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L43:Elsevier.L52 Elsevier.B41:Elsevier.B41 Elsevier.D43:Elsevier.D52 Elsevier.F41:Elsevier.F41 Elsevier.H43:Elsevie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L43:Elsevier.L52" chart:label-cell-address="Elsevier.J41:Elsevier.J41" chart:class="chart:scatter">
            <chart:data-point chart:repeated="10"/>
          </chart:series>
          <chart:series chart:style-name="ch11" chart:values-cell-range-address="Elsevier.D43:Elsevier.D52" chart:label-cell-address="Elsevier.B41:Elsevier.B41" chart:class="chart:scatter">
            <chart:data-point chart:repeated="10"/>
          </chart:series>
          <chart:series chart:style-name="ch12" chart:values-cell-range-address="Elsevier.H43:Elsevie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971428571428571">
                <text:p>0.971428571428571</text:p>
                <draw:g>
                  <svg:desc>Elsevier.L43:Elsevier.L52</svg:desc>
                </draw:g>
              </table:table-cell>
              <table:table-cell office:value-type="float" office:value="1">
                <text:p>1</text:p>
                <draw:g>
                  <svg:desc>Elsevier.D43:Elsevier.D52</svg:desc>
                </draw:g>
              </table:table-cell>
              <table:table-cell office:value-type="float" office:value="1">
                <text:p>1</text:p>
                <draw:g>
                  <svg:desc>Elsevier.H43:Elsevie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3">
                <text:p>0.943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JMLR.A43:JMLR.B52 Elsevier.J41:Elsevier.J41 JMLR.J43:JMLR.J52 Elsevier.B41:Elsevier.B41 Elsevier.F41:Elsevier.F41 JMLR.F43:JML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J43:JMLR.J52" chart:label-cell-address="Elsevier.J41:Elsevier.J41" chart:class="chart:scatter">
            <chart:data-point chart:repeated="10"/>
          </chart:series>
          <chart:series chart:style-name="ch11" chart:values-cell-range-address="JMLR.B43:JMLR.B52" chart:label-cell-address="Elsevier.B41:Elsevier.B41" chart:class="chart:scatter">
            <chart:data-point chart:repeated="10"/>
          </chart:series>
          <chart:series chart:style-name="ch12" chart:values-cell-range-address="JMLR.F43:JML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J43:JMLR.J52</svg:desc>
                </draw:g>
              </table:table-cell>
              <table:table-cell office:value-type="float" office:value="0.909090909090909">
                <text:p>0.909090909090909</text:p>
                <draw:g>
                  <svg:desc>JMLR.B43:JMLR.B52</svg:desc>
                </draw:g>
              </table:table-cell>
              <table:table-cell office:value-type="float" office:value="1">
                <text:p>1</text:p>
                <draw:g>
                  <svg:desc>JMLR.F43:JML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K43:JMLR.K52 JMLR.B41:JMLR.B41 JMLR.C43:JMLR.C52 Elsevier.F41:Elsevier.F41 JMLR.G43:JML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K43:JMLR.K52" chart:label-cell-address="Elsevier.J41:Elsevier.J41" chart:class="chart:scatter">
            <chart:data-point chart:repeated="10"/>
          </chart:series>
          <chart:series chart:style-name="ch11" chart:values-cell-range-address="JMLR.C43:JMLR.C52" chart:label-cell-address="JMLR.B41:JMLR.B41" chart:class="chart:scatter">
            <chart:data-point chart:repeated="10"/>
          </chart:series>
          <chart:series chart:style-name="ch12" chart:values-cell-range-address="JMLR.G43:JML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K43:JMLR.K52</svg:desc>
                </draw:g>
              </table:table-cell>
              <table:table-cell office:value-type="float" office:value="1">
                <text:p>1</text:p>
                <draw:g>
                  <svg:desc>JMLR.C43:JMLR.C52</svg:desc>
                </draw:g>
              </table:table-cell>
              <table:table-cell office:value-type="float" office:value="1">
                <text:p>1</text:p>
                <draw:g>
                  <svg:desc>JMLR.G43:JML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M43:JMLR.M52 JMLR.B41:JMLR.B41 JMLR.E43:JMLR.E52 Elsevier.F41:Elsevier.F41 JMLR.I43:JML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M43:JMLR.M52" chart:label-cell-address="Elsevier.J41:Elsevier.J41" chart:class="chart:scatter">
            <chart:data-point chart:repeated="10"/>
          </chart:series>
          <chart:series chart:style-name="ch11" chart:values-cell-range-address="JMLR.E43:JMLR.E52" chart:label-cell-address="JMLR.B41:JMLR.B41" chart:class="chart:scatter">
            <chart:data-point chart:repeated="10"/>
          </chart:series>
          <chart:series chart:style-name="ch12" chart:values-cell-range-address="JMLR.I43:JML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0">
                <text:p>0</text:p>
                <draw:g>
                  <svg:desc>JMLR.M43:JMLR.M52</svg:desc>
                </draw:g>
              </table:table-cell>
              <table:table-cell office:value-type="float" office:value="0.0285714285714289">
                <text:p>0.0285714285714289</text:p>
                <draw:g>
                  <svg:desc>JMLR.E43:JMLR.E52</svg:desc>
                </draw:g>
              </table:table-cell>
              <table:table-cell office:value-type="float" office:value="0">
                <text:p>0</text:p>
                <draw:g>
                  <svg:desc>JMLR.I43:JML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L43:JMLR.L52 Elsevier.B41:Elsevier.B41 JMLR.D43:JMLR.D52 Elsevier.F41:Elsevier.F41 JMLR.H43:JML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L43:JMLR.L52" chart:label-cell-address="Elsevier.J41:Elsevier.J41" chart:class="chart:scatter">
            <chart:data-point chart:repeated="10"/>
          </chart:series>
          <chart:series chart:style-name="ch11" chart:values-cell-range-address="JMLR.D43:JMLR.D52" chart:label-cell-address="Elsevier.B41:Elsevier.B41" chart:class="chart:scatter">
            <chart:data-point chart:repeated="10"/>
          </chart:series>
          <chart:series chart:style-name="ch12" chart:values-cell-range-address="JMLR.H43:JML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L43:JMLR.L52</svg:desc>
                </draw:g>
              </table:table-cell>
              <table:table-cell office:value-type="float" office:value="0.971428571428571">
                <text:p>0.971428571428571</text:p>
                <draw:g>
                  <svg:desc>JMLR.D43:JMLR.D52</svg:desc>
                </draw:g>
              </table:table-cell>
              <table:table-cell office:value-type="float" office:value="1">
                <text:p>1</text:p>
                <draw:g>
                  <svg:desc>JMLR.H43:JML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MLJ.A43:MLJ.B52 MLJ.J41:MLJ.J41 MLJ.J43:MLJ.J52 MLJ.B41:MLJ.B41 MLJ.F41:MLJ.F41 MLJ.F43:MLJ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.A43:MLJ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.J43:MLJ.J52" chart:label-cell-address="MLJ.J41:MLJ.J41" chart:class="chart:scatter">
            <chart:data-point chart:repeated="10"/>
          </chart:series>
          <chart:series chart:style-name="ch11" chart:values-cell-range-address="MLJ.B43:MLJ.B52" chart:label-cell-address="MLJ.B41:MLJ.B41" chart:class="chart:scatter">
            <chart:data-point chart:repeated="10"/>
          </chart:series>
          <chart:series chart:style-name="ch12" chart:values-cell-range-address="MLJ.F43:MLJ.F52" chart:label-cell-address="MLJ.F41:MLJ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.J41:MLJ.J41</svg:desc>
                </draw:g>
              </table:table-cell>
              <table:table-cell office:value-type="string">
                <text:p>ALEPH</text:p>
                <draw:g>
                  <svg:desc>MLJ.B41:MLJ.B41</svg:desc>
                </draw:g>
              </table:table-cell>
              <table:table-cell office:value-type="string">
                <text:p>PROGOL</text:p>
                <draw:g>
                  <svg:desc>MLJ.F41:MLJ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.A43:MLJ.A52</svg:desc>
                </draw:g>
              </table:table-cell>
              <table:table-cell office:value-type="float" office:value="0.5">
                <text:p>0.5</text:p>
                <draw:g>
                  <svg:desc>MLJ.J43:MLJ.J52</svg:desc>
                </draw:g>
              </table:table-cell>
              <table:table-cell office:value-type="float" office:value="1">
                <text:p>1</text:p>
                <draw:g>
                  <svg:desc>MLJ.B43:MLJ.B52</svg:desc>
                </draw:g>
              </table:table-cell>
              <table:table-cell office:value-type="float" office:value="1">
                <text:p>1</text:p>
                <draw:g>
                  <svg:desc>MLJ.F43:MLJ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